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BM Plex Serif" svg:font-family="'IBM Plex Serif'" style:font-family-generic="roman"/>
    <style:font-face style:name="IBM Plex Sans" svg:font-family="'IBM Plex Sans'" style:font-family-generic="swiss" style:font-pitch="variable"/>
    <style:font-face style:name="IBM Plex Sans1" svg:font-family="'IBM Plex Sans'" style:font-adornments="Regular"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15%"/>
      <style:text-properties officeooo:rsid="00157d3f" officeooo:paragraph-rsid="00157d3f"/>
    </style:style>
    <style:style style:name="P2" style:family="paragraph" style:parent-style-name="Standard">
      <style:paragraph-properties fo:line-height="115%"/>
    </style:style>
    <style:style style:name="P3" style:family="paragraph" style:parent-style-name="Standard">
      <style:paragraph-properties fo:line-height="115%"/>
      <style:text-properties officeooo:rsid="00252419" officeooo:paragraph-rsid="00252419"/>
    </style:style>
    <style:style style:name="P4" style:family="paragraph" style:parent-style-name="Standard">
      <style:paragraph-properties fo:line-height="115%"/>
      <style:text-properties officeooo:rsid="002b0566" officeooo:paragraph-rsid="002b0566"/>
    </style:style>
    <style:style style:name="P5" style:family="paragraph" style:parent-style-name="Sender">
      <style:paragraph-properties fo:line-height="115%"/>
    </style:style>
    <style:style style:name="P6" style:family="paragraph" style:parent-style-name="Title">
      <style:paragraph-properties fo:line-height="115%"/>
      <style:text-properties style:font-name="IBM Plex Sans"/>
    </style:style>
    <style:style style:name="P7" style:family="paragraph" style:parent-style-name="Subtitle">
      <style:paragraph-properties fo:line-height="115%"/>
      <style:text-properties style:font-name="IBM Plex Sans"/>
    </style:style>
    <style:style style:name="P8" style:family="paragraph" style:parent-style-name="Heading_20_1">
      <style:paragraph-properties fo:line-height="115%"/>
    </style:style>
    <style:style style:name="T1" style:family="text">
      <style:text-properties officeooo:rsid="00157d3f"/>
    </style:style>
    <style:style style:name="T2" style:family="text">
      <style:text-properties fo:font-variant="normal" fo:text-transform="none" style:text-position="0% 100%" style:text-underline-style="none" fo:font-weight="normal"/>
    </style:style>
    <style:style style:name="T3" style:family="text">
      <style:text-properties fo:font-variant="normal" fo:text-transform="none" style:text-position="0% 100%" style:text-underline-style="none" fo:font-weight="normal" officeooo:rsid="00174415"/>
    </style:style>
    <style:style style:name="T4" style:family="text">
      <style:text-properties fo:font-variant="normal" fo:text-transform="none" style:text-position="0% 100%" style:text-underline-style="none" fo:font-weight="normal" officeooo:rsid="0018bdfb"/>
    </style:style>
    <style:style style:name="T5" style:family="text">
      <style:text-properties fo:font-variant="normal" fo:text-transform="none" style:text-position="0% 100%" style:text-underline-style="none" fo:font-weight="normal" officeooo:rsid="001ee569"/>
    </style:style>
    <style:style style:name="T6" style:family="text">
      <style:text-properties fo:font-variant="normal" fo:text-transform="none" style:text-position="0% 100%" style:text-underline-style="none" fo:font-weight="normal" officeooo:rsid="001fb2dd"/>
    </style:style>
    <style:style style:name="T7" style:family="text">
      <style:text-properties fo:font-variant="normal" fo:text-transform="none" style:text-position="0% 100%" fo:font-style="italic" style:text-underline-style="none" fo:font-weight="normal" style:font-style-asian="italic"/>
    </style:style>
    <style:style style:name="T8" style:family="text">
      <style:text-properties fo:font-variant="normal" fo:text-transform="none" style:text-position="0% 100%" fo:font-style="italic" style:text-underline-style="none" fo:font-weight="normal" officeooo:rsid="00174415" style:font-style-asian="italic" style:font-style-complex="italic"/>
    </style:style>
    <style:style style:name="T9" style:family="text">
      <style:text-properties fo:font-variant="normal" fo:text-transform="none" style:text-position="0% 100%" fo:font-style="italic" style:text-underline-style="none" fo:font-weight="normal" officeooo:rsid="00174415" style:font-style-asian="italic"/>
    </style:style>
    <style:style style:name="T10" style:family="text">
      <style:text-properties fo:font-variant="normal" fo:text-transform="none" style:text-position="0% 100%" fo:font-style="normal" style:text-underline-style="none" fo:font-weight="normal" officeooo:rsid="00174415" style:font-style-asian="normal" style:font-style-complex="normal"/>
    </style:style>
    <style:style style:name="T11" style:family="text">
      <style:text-properties officeooo:rsid="00174415"/>
    </style:style>
    <style:style style:name="T12" style:family="text">
      <style:text-properties officeooo:rsid="001a31dc"/>
    </style:style>
    <style:style style:name="T13" style:family="text">
      <style:text-properties officeooo:rsid="001ee569"/>
    </style:style>
    <style:style style:name="T14" style:family="text">
      <style:text-properties officeooo:rsid="002018d3"/>
    </style:style>
    <style:style style:name="T15" style:family="text">
      <style:text-properties officeooo:rsid="0020fc15"/>
    </style:style>
    <style:style style:name="T16" style:family="text">
      <style:text-properties officeooo:rsid="002b05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ject <text:span text:style-name="T14">P</text:span>roposal</text:p>
      <text:p text:style-name="P7">Personality in the time of predation: <text:span text:style-name="T14">T</text:span>he effect of predation <text:span text:style-name="T14">risk</text:span> on <text:span text:style-name="T14">personality-dependent </text:span>movement</text:p>
      <text:p text:style-name="P1"/>
      <text:p text:style-name="P5">Pratik R Gupte, Christoph Netz, Marina Papadopoulou, and Rolf Storm<text:span text:style-name="T15">s</text:span></text:p>
      <text:p text:style-name="P1"/>
      <text:h text:style-name="Heading_20_1" text:outline-level="1">Introduction</text:h>
      <text:p text:style-name="P2"><text:span text:style-name="T1">Animal personality</text:span> <text:span text:style-name="T1">is defined as consistency in behaviour across contexts or over time </text:span><text:reference-mark-start text:name="ZOTERO_ITEM CSL_CITATION {&quot;citationID&quot;:&quot;vzY4j85T&quot;,&quot;properties&quot;:{&quot;formattedCitation&quot;:&quot;(Sih {\\i{}et al.} 2004a, b)&quot;,&quot;plainCitation&quot;:&quot;(Sih et al. 2004a, b)&quot;,&quot;noteIndex&quot;:0},&quot;citationItems&quot;:[{&quot;id&quot;:1086,&quot;uris&quot;:[&quot;http://zotero.org/users/4724745/items/WMRC8T75&quot;],&quot;uri&quot;:[&quot;http://zotero.org/users/4724745/items/WMRC8T75&quot;],&quot;itemData&quot;:{&quot;id&quot;:1086,&quot;type&quot;:&quot;article-journal&quot;,&quot;title&quot;:&quot;Behavioral syndromes: an ecological and evolutionary overview&quot;,&quot;container-title&quot;:&quot;Trends in Ecology &amp; Evolution&quot;,&quot;page&quot;:&quot;372-378&quot;,&quot;volume&quot;:&quot;19&quot;,&quot;issue&quot;:&quot;7&quot;,&quot;DOI&quot;:&quot;10.1016/j.tree.2004.04.009&quot;,&quot;author&quot;:[{&quot;family&quot;:&quot;Sih&quot;,&quot;given&quot;:&quot;Andrew&quot;},{&quot;family&quot;:&quot;Bell&quot;,&quot;given&quot;:&quot;Alison&quot;},{&quot;family&quot;:&quot;Johnson&quot;,&quot;given&quot;:&quot;J.Chadwick&quot;}],&quot;issued&quot;:{&quot;date-parts&quot;:[[&quot;2004&quot;]]}}},{&quot;id&quot;:1501,&quot;uris&quot;:[&quot;http://zotero.org/users/4724745/items/EEWHLZ7U&quot;],&quot;uri&quot;:[&quot;http://zotero.org/users/4724745/items/EEWHLZ7U&quot;],&quot;itemData&quot;:{&quot;id&quot;:1501,&quot;type&quot;:&quot;article-journal&quot;,&quot;title&quot;:&quot;Behavioral Syndromes: An Integrative Overview&quot;,&quot;container-title&quot;:&quot;The Quarterly Review of Biology&quot;,&quot;page&quot;:&quot;241-277&quot;,&quot;volume&quot;:&quot;79&quot;,&quot;issue&quot;:&quot;3&quot;,&quot;source&quot;:&quot;www-journals-uchicago-edu.proxy-ub.rug.nl (Atypon)&quot;,&quot;abstract&quot;:&quot;A behavioral syndrome is a suite of correlated behaviors expressed either within a given behavioral context (e.g., correlations between foraging behaviors in different habitats) or across different contexts (e.g., correlations among feeding, antipredator, mating, aggressive, and dispersal behaviors). For example, some individuals (and genotypes) might be generally more aggressive, more active or bold, while others are generally less aggressive, active or bold. This phenomenon has been studied in detail in humans, some primates, laboratory rodents, and some domesticated animals, but has rarely been studied in other organisms, and rarely examined from an evolutionary or ecological perspective. Here, we present an integrative overview on the potential importance of behavioral syndromes in evolution and ecology. A central idea is that behavioral correlations generate tradeoffs; for example, an aggressive genotype might do well in situations where high aggression is favored, but might be inappropriately aggressive in situations where low aggression is favored (and vice versa for a low aggression genotype). Behavioral syndromes can thereby result in maladaptive behavior in some contexts, and potentially maintain individual variation in behavior in a variable environment. We suggest terminology and methods for studying behavioral syndromes, review examples, discuss evolutionary and proximate approaches for understanding behavioral syndromes, note insights from human personality research, and outline some potentially important ecological implications. Overall, we suggest that behavioral syndromes could play a useful role as an integrative bridge between genetics, experience, neuroendocrine mechanisms, evolution, and ecology.&quot;,&quot;DOI&quot;:&quot;10.1086/422893&quot;,&quot;ISSN&quot;:&quot;0033-5770&quot;,&quot;shortTitle&quot;:&quot;Behavioral Syndromes&quot;,&quot;journalAbbreviation&quot;:&quot;The Quarterly Review of Biology&quot;,&quot;author&quot;:[{&quot;family&quot;:&quot;Sih&quot;,&quot;given&quot;:&quot;Andrew&quot;},{&quot;family&quot;:&quot;Bell&quot;,&quot;given&quot;:&quot;Alison M&quot;},{&quot;family&quot;:&quot;Johnson&quot;,&quot;given&quot;:&quot;J Chadwick&quot;},{&quot;family&quot;:&quot;Ziemba&quot;,&quot;given&quot;:&quot;Robert E&quot;}],&quot;issued&quot;:{&quot;date-parts&quot;:[[&quot;2004&quot;,9,1]]}}}],&quot;schema&quot;:&quot;https://github.com/citation-style-language/schema/raw/master/csl-citation.json&quot;} RNDZpq5WvD7x2"/><text:span text:style-name="T2">(Sih </text:span><text:span text:style-name="T7">et al.</text:span><text:span text:style-name="T2"> 2004a, b)</text:span><text:reference-mark-end text:name="ZOTERO_ITEM CSL_CITATION {&quot;citationID&quot;:&quot;vzY4j85T&quot;,&quot;properties&quot;:{&quot;formattedCitation&quot;:&quot;(Sih {\\i{}et al.} 2004a, b)&quot;,&quot;plainCitation&quot;:&quot;(Sih et al. 2004a, b)&quot;,&quot;noteIndex&quot;:0},&quot;citationItems&quot;:[{&quot;id&quot;:1086,&quot;uris&quot;:[&quot;http://zotero.org/users/4724745/items/WMRC8T75&quot;],&quot;uri&quot;:[&quot;http://zotero.org/users/4724745/items/WMRC8T75&quot;],&quot;itemData&quot;:{&quot;id&quot;:1086,&quot;type&quot;:&quot;article-journal&quot;,&quot;title&quot;:&quot;Behavioral syndromes: an ecological and evolutionary overview&quot;,&quot;container-title&quot;:&quot;Trends in Ecology &amp; Evolution&quot;,&quot;page&quot;:&quot;372-378&quot;,&quot;volume&quot;:&quot;19&quot;,&quot;issue&quot;:&quot;7&quot;,&quot;DOI&quot;:&quot;10.1016/j.tree.2004.04.009&quot;,&quot;author&quot;:[{&quot;family&quot;:&quot;Sih&quot;,&quot;given&quot;:&quot;Andrew&quot;},{&quot;family&quot;:&quot;Bell&quot;,&quot;given&quot;:&quot;Alison&quot;},{&quot;family&quot;:&quot;Johnson&quot;,&quot;given&quot;:&quot;J.Chadwick&quot;}],&quot;issued&quot;:{&quot;date-parts&quot;:[[&quot;2004&quot;]]}}},{&quot;id&quot;:1501,&quot;uris&quot;:[&quot;http://zotero.org/users/4724745/items/EEWHLZ7U&quot;],&quot;uri&quot;:[&quot;http://zotero.org/users/4724745/items/EEWHLZ7U&quot;],&quot;itemData&quot;:{&quot;id&quot;:1501,&quot;type&quot;:&quot;article-journal&quot;,&quot;title&quot;:&quot;Behavioral Syndromes: An Integrative Overview&quot;,&quot;container-title&quot;:&quot;The Quarterly Review of Biology&quot;,&quot;page&quot;:&quot;241-277&quot;,&quot;volume&quot;:&quot;79&quot;,&quot;issue&quot;:&quot;3&quot;,&quot;source&quot;:&quot;www-journals-uchicago-edu.proxy-ub.rug.nl (Atypon)&quot;,&quot;abstract&quot;:&quot;A behavioral syndrome is a suite of correlated behaviors expressed either within a given behavioral context (e.g., correlations between foraging behaviors in different habitats) or across different contexts (e.g., correlations among feeding, antipredator, mating, aggressive, and dispersal behaviors). For example, some individuals (and genotypes) might be generally more aggressive, more active or bold, while others are generally less aggressive, active or bold. This phenomenon has been studied in detail in humans, some primates, laboratory rodents, and some domesticated animals, but has rarely been studied in other organisms, and rarely examined from an evolutionary or ecological perspective. Here, we present an integrative overview on the potential importance of behavioral syndromes in evolution and ecology. A central idea is that behavioral correlations generate tradeoffs; for example, an aggressive genotype might do well in situations where high aggression is favored, but might be inappropriately aggressive in situations where low aggression is favored (and vice versa for a low aggression genotype). Behavioral syndromes can thereby result in maladaptive behavior in some contexts, and potentially maintain individual variation in behavior in a variable environment. We suggest terminology and methods for studying behavioral syndromes, review examples, discuss evolutionary and proximate approaches for understanding behavioral syndromes, note insights from human personality research, and outline some potentially important ecological implications. Overall, we suggest that behavioral syndromes could play a useful role as an integrative bridge between genetics, experience, neuroendocrine mechanisms, evolution, and ecology.&quot;,&quot;DOI&quot;:&quot;10.1086/422893&quot;,&quot;ISSN&quot;:&quot;0033-5770&quot;,&quot;shortTitle&quot;:&quot;Behavioral Syndromes&quot;,&quot;journalAbbreviation&quot;:&quot;The Quarterly Review of Biology&quot;,&quot;author&quot;:[{&quot;family&quot;:&quot;Sih&quot;,&quot;given&quot;:&quot;Andrew&quot;},{&quot;family&quot;:&quot;Bell&quot;,&quot;given&quot;:&quot;Alison M&quot;},{&quot;family&quot;:&quot;Johnson&quot;,&quot;given&quot;:&quot;J Chadwick&quot;},{&quot;family&quot;:&quot;Ziemba&quot;,&quot;given&quot;:&quot;Robert E&quot;}],&quot;issued&quot;:{&quot;date-parts&quot;:[[&quot;2004&quot;,9,1]]}}}],&quot;schema&quot;:&quot;https://github.com/citation-style-language/schema/raw/master/csl-citation.json&quot;} RNDZpq5WvD7x2"/>, <text:span text:style-name="T1">and has important implications above the individual level </text:span><text:reference-mark-start text:name="ZOTERO_ITEM CSL_CITATION {&quot;citationID&quot;:&quot;iNrmenp1&quot;,&quot;properties&quot;:{&quot;formattedCitation&quot;:&quot;(Sih and Bell 2008; Sih {\\i{}et al.} 2012)&quot;,&quot;plainCitation&quot;:&quot;(Sih and Bell 2008; Sih et al. 2012)&quot;,&quot;noteIndex&quot;:0},&quot;citationItems&quot;:[{&quot;id&quot;:1507,&quot;uris&quot;:[&quot;http://zotero.org/users/4724745/items/NATSAPNQ&quot;],&quot;uri&quot;:[&quot;http://zotero.org/users/4724745/items/NATSAPNQ&quot;],&quot;itemData&quot;:{&quot;id&quot;:1507,&quot;type&quot;:&quot;chapter&quot;,&quot;title&quot;:&quot;Insights for behavioral ecology from behavioral syndromes&quot;,&quot;container-title&quot;:&quot;Advances in the Study of Behavior&quot;,&quot;publisher&quot;:&quot;Academic Press&quot;,&quot;page&quot;:&quot;227-281&quot;,&quot;volume&quot;:&quot;38&quot;,&quot;source&quot;:&quot;ScienceDirect&quot;,&quot;abstract&quot;:&quot;This chapter provides insights for behavioral ecology from behavioral syndromes. A behavioral syndrome involves behavioral consistency, both within and between individuals. Within-individual consistency occurs when individuals behave in a consistent way through time or across situations, that is, individuals have a behavioral type. Between-individual consistency occurs when individuals differ in their behavioral type, which would be reflected statistically as a behavioral correlation among individuals. The chapter also deals with understanding variation in behavioral syndromes. Simply examining changes in the distribution of behaviors is a useful first step to understand the causes of variable correlations. Morphological mechanisms (like organ size or brain structures) that can only change slowly are good candidates for explaining the stable behavioral types and a stable behavioral syndrome. One proximate source that could anchor a behavioral type involves physiological mechanisms associated with variation in growth rate. The quantitative methods used for examining multiple behavioral tendencies are also presented.&quot;,&quot;URL&quot;:&quot;http://www.sciencedirect.com/science/article/pii/S0065345408000053&quot;,&quot;note&quot;:&quot;DOI: 10.1016/S0065-3454(08)00005-3&quot;,&quot;author&quot;:[{&quot;family&quot;:&quot;Sih&quot;,&quot;given&quot;:&quot;Andrew&quot;},{&quot;family&quot;:&quot;Bell&quot;,&quot;given&quot;:&quot;Alison M.&quot;}],&quot;issued&quot;:{&quot;date-parts&quot;:[[&quot;2008&quot;,1,1]]},&quot;accessed&quot;:{&quot;date-parts&quot;:[[&quot;2019&quot;,1,13]]}}},{&quot;id&quot;:2303,&quot;uris&quot;:[&quot;http://zotero.org/users/4724745/items/FHSIJP3N&quot;],&quot;uri&quot;:[&quot;http://zotero.org/users/4724745/items/FHSIJP3N&quot;],&quot;itemData&quot;:{&quot;id&quot;:2303,&quot;type&quot;:&quot;article-journal&quot;,&quot;title&quot;:&quot;Ecological implications of behavioural syndromes&quot;,&quot;container-title&quot;:&quot;Ecology Letters&quot;,&quot;page&quot;:&quot;278-289&quot;,&quot;volume&quot;:&quot;15&quot;,&quot;issue&quot;:&quot;3&quot;,&quot;source&quot;:&quot;Wiley Online Library&quot;,&quot;abstract&quot;:&quot;Ecology Letters (2012) Abstract Interspecific trait variation has long served as a conceptual foundation for our understanding of ecological patterns and dynamics. In particular, ecologists recognise the important role that animal behaviour plays in shaping ecological processes. An emerging area of interest in animal behaviour, the study of behavioural syndromes (animal personalities) considers how limited behavioural plasticity, as well as behavioural correlations affects an individual’s fitness in diverse ecological contexts. In this article we explore how insights from the concept and study of behavioural syndromes provide fresh understanding of major issues in population ecology. We identify several general mechanisms for how population ecology phenomena can be influenced by a species or population’s average behavioural type, by within-species variation in behavioural type, or by behavioural correlations across time or across ecological contexts. We note, in particular, the importance of behavioural type-dependent dispersal in spatial ecology. We then review recent literature and provide new syntheses for how these general mechanisms produce novel insights on five major issues in population ecology: (1) limits to species’ distribution and abundance; (2) species interactions; (3) population dynamics; (4) relative responses to human-induced rapid environmental change; and (5) ecological invasions.&quot;,&quot;DOI&quot;:&quot;10.1111/j.1461-0248.2011.01731.x&quot;,&quot;ISSN&quot;:&quot;1461-0248&quot;,&quot;language&quot;:&quot;en&quot;,&quot;author&quot;:[{&quot;family&quot;:&quot;Sih&quot;,&quot;given&quot;:&quot;Andrew&quot;},{&quot;family&quot;:&quot;Cote&quot;,&quot;given&quot;:&quot;Julien&quot;},{&quot;family&quot;:&quot;Evans&quot;,&quot;given&quot;:&quot;Mara&quot;},{&quot;family&quot;:&quot;Fogarty&quot;,&quot;given&quot;:&quot;Sean&quot;},{&quot;family&quot;:&quot;Pruitt&quot;,&quot;given&quot;:&quot;Jonathan&quot;}],&quot;issued&quot;:{&quot;date-parts&quot;:[[&quot;2012&quot;]]}}}],&quot;schema&quot;:&quot;https://github.com/citation-style-language/schema/raw/master/csl-citation.json&quot;} RNDS6R7tORN5V"/><text:span text:style-name="T2">(Sih and Bell 2008; Sih </text:span><text:span text:style-name="T7">et al.</text:span><text:span text:style-name="T2"> 2012)</text:span><text:reference-mark-end text:name="ZOTERO_ITEM CSL_CITATION {&quot;citationID&quot;:&quot;iNrmenp1&quot;,&quot;properties&quot;:{&quot;formattedCitation&quot;:&quot;(Sih and Bell 2008; Sih {\\i{}et al.} 2012)&quot;,&quot;plainCitation&quot;:&quot;(Sih and Bell 2008; Sih et al. 2012)&quot;,&quot;noteIndex&quot;:0},&quot;citationItems&quot;:[{&quot;id&quot;:1507,&quot;uris&quot;:[&quot;http://zotero.org/users/4724745/items/NATSAPNQ&quot;],&quot;uri&quot;:[&quot;http://zotero.org/users/4724745/items/NATSAPNQ&quot;],&quot;itemData&quot;:{&quot;id&quot;:1507,&quot;type&quot;:&quot;chapter&quot;,&quot;title&quot;:&quot;Insights for behavioral ecology from behavioral syndromes&quot;,&quot;container-title&quot;:&quot;Advances in the Study of Behavior&quot;,&quot;publisher&quot;:&quot;Academic Press&quot;,&quot;page&quot;:&quot;227-281&quot;,&quot;volume&quot;:&quot;38&quot;,&quot;source&quot;:&quot;ScienceDirect&quot;,&quot;abstract&quot;:&quot;This chapter provides insights for behavioral ecology from behavioral syndromes. A behavioral syndrome involves behavioral consistency, both within and between individuals. Within-individual consistency occurs when individuals behave in a consistent way through time or across situations, that is, individuals have a behavioral type. Between-individual consistency occurs when individuals differ in their behavioral type, which would be reflected statistically as a behavioral correlation among individuals. The chapter also deals with understanding variation in behavioral syndromes. Simply examining changes in the distribution of behaviors is a useful first step to understand the causes of variable correlations. Morphological mechanisms (like organ size or brain structures) that can only change slowly are good candidates for explaining the stable behavioral types and a stable behavioral syndrome. One proximate source that could anchor a behavioral type involves physiological mechanisms associated with variation in growth rate. The quantitative methods used for examining multiple behavioral tendencies are also presented.&quot;,&quot;URL&quot;:&quot;http://www.sciencedirect.com/science/article/pii/S0065345408000053&quot;,&quot;note&quot;:&quot;DOI: 10.1016/S0065-3454(08)00005-3&quot;,&quot;author&quot;:[{&quot;family&quot;:&quot;Sih&quot;,&quot;given&quot;:&quot;Andrew&quot;},{&quot;family&quot;:&quot;Bell&quot;,&quot;given&quot;:&quot;Alison M.&quot;}],&quot;issued&quot;:{&quot;date-parts&quot;:[[&quot;2008&quot;,1,1]]},&quot;accessed&quot;:{&quot;date-parts&quot;:[[&quot;2019&quot;,1,13]]}}},{&quot;id&quot;:2303,&quot;uris&quot;:[&quot;http://zotero.org/users/4724745/items/FHSIJP3N&quot;],&quot;uri&quot;:[&quot;http://zotero.org/users/4724745/items/FHSIJP3N&quot;],&quot;itemData&quot;:{&quot;id&quot;:2303,&quot;type&quot;:&quot;article-journal&quot;,&quot;title&quot;:&quot;Ecological implications of behavioural syndromes&quot;,&quot;container-title&quot;:&quot;Ecology Letters&quot;,&quot;page&quot;:&quot;278-289&quot;,&quot;volume&quot;:&quot;15&quot;,&quot;issue&quot;:&quot;3&quot;,&quot;source&quot;:&quot;Wiley Online Library&quot;,&quot;abstract&quot;:&quot;Ecology Letters (2012) Abstract Interspecific trait variation has long served as a conceptual foundation for our understanding of ecological patterns and dynamics. In particular, ecologists recognise the important role that animal behaviour plays in shaping ecological processes. An emerging area of interest in animal behaviour, the study of behavioural syndromes (animal personalities) considers how limited behavioural plasticity, as well as behavioural correlations affects an individual’s fitness in diverse ecological contexts. In this article we explore how insights from the concept and study of behavioural syndromes provide fresh understanding of major issues in population ecology. We identify several general mechanisms for how population ecology phenomena can be influenced by a species or population’s average behavioural type, by within-species variation in behavioural type, or by behavioural correlations across time or across ecological contexts. We note, in particular, the importance of behavioural type-dependent dispersal in spatial ecology. We then review recent literature and provide new syntheses for how these general mechanisms produce novel insights on five major issues in population ecology: (1) limits to species’ distribution and abundance; (2) species interactions; (3) population dynamics; (4) relative responses to human-induced rapid environmental change; and (5) ecological invasions.&quot;,&quot;DOI&quot;:&quot;10.1111/j.1461-0248.2011.01731.x&quot;,&quot;ISSN&quot;:&quot;1461-0248&quot;,&quot;language&quot;:&quot;en&quot;,&quot;author&quot;:[{&quot;family&quot;:&quot;Sih&quot;,&quot;given&quot;:&quot;Andrew&quot;},{&quot;family&quot;:&quot;Cote&quot;,&quot;given&quot;:&quot;Julien&quot;},{&quot;family&quot;:&quot;Evans&quot;,&quot;given&quot;:&quot;Mara&quot;},{&quot;family&quot;:&quot;Fogarty&quot;,&quot;given&quot;:&quot;Sean&quot;},{&quot;family&quot;:&quot;Pruitt&quot;,&quot;given&quot;:&quot;Jonathan&quot;}],&quot;issued&quot;:{&quot;date-parts&quot;:[[&quot;2012&quot;]]}}}],&quot;schema&quot;:&quot;https://github.com/citation-style-language/schema/raw/master/csl-citation.json&quot;} RNDS6R7tORN5V"/><text:span text:style-name="T1">. A logical consequence of personality is finite behavioural plasticity, and hence non-optimality in some contexts </text:span><text:reference-mark-start text:name="ZOTERO_ITEM CSL_CITATION {&quot;citationID&quot;:&quot;q3i07gsA&quot;,&quot;properties&quot;:{&quot;formattedCitation&quot;:&quot;(Wolf and Weissing 2010, 2012)&quot;,&quot;plainCitation&quot;:&quot;(Wolf and Weissing 2010, 2012)&quot;,&quot;noteIndex&quot;:0},&quot;citationItems&quot;:[{&quot;id&quot;:2212,&quot;uris&quot;:[&quot;http://zotero.org/users/4724745/items/PJEHMKBA&quot;],&quot;uri&quot;:[&quot;http://zotero.org/users/4724745/items/PJEHMKBA&quot;],&quot;itemData&quot;:{&quot;id&quot;:2212,&quot;type&quot;:&quot;article-journal&quot;,&quot;title&quot;:&quot;An explanatory framework for adaptive personality differences&quot;,&quot;container-title&quot;:&quot;Philosophical Transactions of the Royal Society B: Biological Sciences&quot;,&quot;page&quot;:&quot;3959-3968&quot;,&quot;volume&quot;:&quot;365&quot;,&quot;issue&quot;:&quot;1560&quot;,&quot;source&quot;:&quot;royalsocietypublishing.org (Atypon)&quot;,&quot;abstract&quot;:&quot;We develop a conceptual framework for the understanding of animal personalities in terms of adaptive evolution. We focus on two basic questions. First, why do behavioural types exhibit limited behavioural plasticity, that is, behavioural correlations both across contexts and over time? Second, how can multiple behavioural types coexist within a single population? We emphasize differences in ‘state’ among individuals in combination with state-dependent behaviour. Some states are inherently stable and individual differences in such states can explain stable differences in suites of behaviour if it is adaptive to make behaviour in various contexts dependent on such states. Behavioural stability and cross-context correlations in behaviour are more difficult to explain if individual states are potentially more variable. In such cases stable personalities can result from state-dependent behaviour if state and behaviour mutually reinforce each other by feedback mechanisms. We discuss various evolutionary mechanisms for the maintenance of variation (in states and/or behaviour), including frequency-dependent selection, spatial variation with incomplete matching between habitat and phenotype, bet-hedging in a temporally fluctuating environment, and non-equilibrium dynamics. Although state differences are important, we also discuss how social conventions and social signalling can give rise to adaptive personality differences in the absence of state differences.&quot;,&quot;DOI&quot;:&quot;10.1098/rstb.2010.0215&quot;,&quot;journalAbbreviation&quot;:&quot;Philosophical Transactions of the Royal Society B: Biological Sciences&quot;,&quot;author&quot;:[{&quot;family&quot;:&quot;Wolf&quot;,&quot;given&quot;:&quot;Max&quot;},{&quot;family&quot;:&quot;Weissing&quot;,&quot;given&quot;:&quot;Franz J.&quot;}],&quot;issued&quot;:{&quot;date-parts&quot;:[[&quot;2010&quot;,12,27]]}}},{&quot;id&quot;:2170,&quot;uris&quot;:[&quot;http://zotero.org/users/4724745/items/VQYQGJJW&quot;],&quot;uri&quot;:[&quot;http://zotero.org/users/4724745/items/VQYQGJJW&quot;],&quot;itemData&quot;:{&quot;id&quot;:2170,&quot;type&quot;:&quot;article-journal&quot;,&quot;title&quot;:&quot;Animal personalities: consequences for ecology and evolution&quot;,&quot;container-title&quot;:&quot;Trends in Ecology &amp; Evolution&quot;,&quot;page&quot;:&quot;452-461&quot;,&quot;volume&quot;:&quot;27&quot;,&quot;issue&quot;:&quot;8&quot;,&quot;source&quot;:&quot;ScienceDirect&quot;,&quot;abstract&quot;:&quot;Personality differences are a widespread phenomenon throughout the animal kingdom. Past research has focused on the characterization of such differences and a quest for their proximate and ultimate causation. However, the consequences of these differences for ecology and evolution received much less attention. Here, we strive to fill this gap by providing a comprehensive inventory of the potential implications of personality differences, ranging from population growth and persistence to species interactions and community dynamics, and covering issues such as social evolution, the speed of evolution, evolvability, and speciation. The emerging picture strongly suggests that personality differences matter for ecological and evolutionary processes (and their interaction) and, thus, should be considered a key dimension of ecologically and evolutionarily relevant intraspecific variation.&quot;,&quot;DOI&quot;:&quot;10.1016/j.tree.2012.05.001&quot;,&quot;ISSN&quot;:&quot;0169-5347&quot;,&quot;shortTitle&quot;:&quot;Animal personalities&quot;,&quot;journalAbbreviation&quot;:&quot;Trends in Ecology &amp; Evolution&quot;,&quot;author&quot;:[{&quot;family&quot;:&quot;Wolf&quot;,&quot;given&quot;:&quot;Max&quot;},{&quot;family&quot;:&quot;Weissing&quot;,&quot;given&quot;:&quot;Franz J.&quot;}],&quot;issued&quot;:{&quot;date-parts&quot;:[[&quot;2012&quot;,8,1]]}}}],&quot;schema&quot;:&quot;https://github.com/citation-style-language/schema/raw/master/csl-citation.json&quot;} RNDKHVZJhbGe6"/><text:span text:style-name="T1">(Wolf and Weissing 2010, 2012)</text:span><text:reference-mark-end text:name="ZOTERO_ITEM CSL_CITATION {&quot;citationID&quot;:&quot;q3i07gsA&quot;,&quot;properties&quot;:{&quot;formattedCitation&quot;:&quot;(Wolf and Weissing 2010, 2012)&quot;,&quot;plainCitation&quot;:&quot;(Wolf and Weissing 2010, 2012)&quot;,&quot;noteIndex&quot;:0},&quot;citationItems&quot;:[{&quot;id&quot;:2212,&quot;uris&quot;:[&quot;http://zotero.org/users/4724745/items/PJEHMKBA&quot;],&quot;uri&quot;:[&quot;http://zotero.org/users/4724745/items/PJEHMKBA&quot;],&quot;itemData&quot;:{&quot;id&quot;:2212,&quot;type&quot;:&quot;article-journal&quot;,&quot;title&quot;:&quot;An explanatory framework for adaptive personality differences&quot;,&quot;container-title&quot;:&quot;Philosophical Transactions of the Royal Society B: Biological Sciences&quot;,&quot;page&quot;:&quot;3959-3968&quot;,&quot;volume&quot;:&quot;365&quot;,&quot;issue&quot;:&quot;1560&quot;,&quot;source&quot;:&quot;royalsocietypublishing.org (Atypon)&quot;,&quot;abstract&quot;:&quot;We develop a conceptual framework for the understanding of animal personalities in terms of adaptive evolution. We focus on two basic questions. First, why do behavioural types exhibit limited behavioural plasticity, that is, behavioural correlations both across contexts and over time? Second, how can multiple behavioural types coexist within a single population? We emphasize differences in ‘state’ among individuals in combination with state-dependent behaviour. Some states are inherently stable and individual differences in such states can explain stable differences in suites of behaviour if it is adaptive to make behaviour in various contexts dependent on such states. Behavioural stability and cross-context correlations in behaviour are more difficult to explain if individual states are potentially more variable. In such cases stable personalities can result from state-dependent behaviour if state and behaviour mutually reinforce each other by feedback mechanisms. We discuss various evolutionary mechanisms for the maintenance of variation (in states and/or behaviour), including frequency-dependent selection, spatial variation with incomplete matching between habitat and phenotype, bet-hedging in a temporally fluctuating environment, and non-equilibrium dynamics. Although state differences are important, we also discuss how social conventions and social signalling can give rise to adaptive personality differences in the absence of state differences.&quot;,&quot;DOI&quot;:&quot;10.1098/rstb.2010.0215&quot;,&quot;journalAbbreviation&quot;:&quot;Philosophical Transactions of the Royal Society B: Biological Sciences&quot;,&quot;author&quot;:[{&quot;family&quot;:&quot;Wolf&quot;,&quot;given&quot;:&quot;Max&quot;},{&quot;family&quot;:&quot;Weissing&quot;,&quot;given&quot;:&quot;Franz J.&quot;}],&quot;issued&quot;:{&quot;date-parts&quot;:[[&quot;2010&quot;,12,27]]}}},{&quot;id&quot;:2170,&quot;uris&quot;:[&quot;http://zotero.org/users/4724745/items/VQYQGJJW&quot;],&quot;uri&quot;:[&quot;http://zotero.org/users/4724745/items/VQYQGJJW&quot;],&quot;itemData&quot;:{&quot;id&quot;:2170,&quot;type&quot;:&quot;article-journal&quot;,&quot;title&quot;:&quot;Animal personalities: consequences for ecology and evolution&quot;,&quot;container-title&quot;:&quot;Trends in Ecology &amp; Evolution&quot;,&quot;page&quot;:&quot;452-461&quot;,&quot;volume&quot;:&quot;27&quot;,&quot;issue&quot;:&quot;8&quot;,&quot;source&quot;:&quot;ScienceDirect&quot;,&quot;abstract&quot;:&quot;Personality differences are a widespread phenomenon throughout the animal kingdom. Past research has focused on the characterization of such differences and a quest for their proximate and ultimate causation. However, the consequences of these differences for ecology and evolution received much less attention. Here, we strive to fill this gap by providing a comprehensive inventory of the potential implications of personality differences, ranging from population growth and persistence to species interactions and community dynamics, and covering issues such as social evolution, the speed of evolution, evolvability, and speciation. The emerging picture strongly suggests that personality differences matter for ecological and evolutionary processes (and their interaction) and, thus, should be considered a key dimension of ecologically and evolutionarily relevant intraspecific variation.&quot;,&quot;DOI&quot;:&quot;10.1016/j.tree.2012.05.001&quot;,&quot;ISSN&quot;:&quot;0169-5347&quot;,&quot;shortTitle&quot;:&quot;Animal personalities&quot;,&quot;journalAbbreviation&quot;:&quot;Trends in Ecology &amp; Evolution&quot;,&quot;author&quot;:[{&quot;family&quot;:&quot;Wolf&quot;,&quot;given&quot;:&quot;Max&quot;},{&quot;family&quot;:&quot;Weissing&quot;,&quot;given&quot;:&quot;Franz J.&quot;}],&quot;issued&quot;:{&quot;date-parts&quot;:[[&quot;2012&quot;,8,1]]}}}],&quot;schema&quot;:&quot;https://github.com/citation-style-language/schema/raw/master/csl-citation.json&quot;} RNDKHVZJhbGe6"/><text:span text:style-name="T1">. To complicate matters further, individual consistency along behavioural axes such as exploration and boldness is often correlated to form a syndrome, and the relationship between the axes can be difficult to elucidate </text:span><text:reference-mark-start text:name="ZOTERO_ITEM CSL_CITATION {&quot;citationID&quot;:&quot;d0OHU5Fb&quot;,&quot;properties&quot;:{&quot;formattedCitation&quot;:&quot;(R\\uc0\\u233{}ale {\\i{}et al.} 2007; Carter {\\i{}et al.} 2013)&quot;,&quot;plainCitation&quot;:&quot;(Réale et al. 2007; Carter et al. 2013)&quot;,&quot;noteIndex&quot;:0},&quot;citationItems&quot;:[{&quot;id&quot;:1068,&quot;uris&quot;:[&quot;http://zotero.org/users/4724745/items/UQFB84T8&quot;],&quot;uri&quot;:[&quot;http://zotero.org/users/4724745/items/UQFB84T8&quot;],&quot;itemData&quot;:{&quot;id&quot;:1068,&quot;type&quot;:&quot;article-journal&quot;,&quot;title&quot;:&quot;Integrating animal temperament within ecology and evolution&quot;,&quot;container-title&quot;:&quot;Biological Reviews&quot;,&quot;page&quot;:&quot;291-318&quot;,&quot;volume&quot;:&quot;82&quot;,&quot;issue&quot;:&quot;2&quot;,&quot;DOI&quot;:&quot;10.1111/j.1469-185X.2007.00010.x&quot;,&quot;author&quot;:[{&quot;family&quot;:&quot;Réale&quot;,&quot;given&quot;:&quot;Denis&quot;},{&quot;family&quot;:&quot;Reader&quot;,&quot;given&quot;:&quot;Simon M.&quot;},{&quot;family&quot;:&quot;Sol&quot;,&quot;given&quot;:&quot;Daniel&quot;},{&quot;family&quot;:&quot;McDougall&quot;,&quot;given&quot;:&quot;Peter T.&quot;},{&quot;family&quot;:&quot;Dingemanse&quot;,&quot;given&quot;:&quot;Niels J.&quot;}],&quot;issued&quot;:{&quot;date-parts&quot;:[[&quot;2007&quot;,5]]}}},{&quot;id&quot;:1134,&quot;uris&quot;:[&quot;http://zotero.org/users/4724745/items/9PXJFGJH&quot;],&quot;uri&quot;:[&quot;http://zotero.org/users/4724745/items/9PXJFGJH&quot;],&quot;itemData&quot;:{&quot;id&quot;:1134,&quot;type&quot;:&quot;article-journal&quot;,&quot;title&quot;:&quot;Animal personality: what are behavioural ecologists measuring?&quot;,&quot;container-title&quot;:&quot;Biological Reviews&quot;,&quot;page&quot;:&quot;465-475&quot;,&quot;volume&quot;:&quot;88&quot;,&quot;issue&quot;:&quot;2&quot;,&quot;DOI&quot;:&quot;10.1111/brv.12007&quot;,&quot;author&quot;:[{&quot;family&quot;:&quot;Carter&quot;,&quot;given&quot;:&quot;Alecia J.&quot;},{&quot;family&quot;:&quot;Feeney&quot;,&quot;given&quot;:&quot;William E.&quot;},{&quot;family&quot;:&quot;Marshall&quot;,&quot;given&quot;:&quot;Harry H.&quot;},{&quot;family&quot;:&quot;Cowlishaw&quot;,&quot;given&quot;:&quot;Guy&quot;},{&quot;family&quot;:&quot;Heinsohn&quot;,&quot;given&quot;:&quot;Robert&quot;}],&quot;issued&quot;:{&quot;date-parts&quot;:[[&quot;2013&quot;,5]]}}}],&quot;schema&quot;:&quot;https://github.com/citation-style-language/schema/raw/master/csl-citation.json&quot;} RNDHA2T2bvlhb"/><text:span text:style-name="T2">(Réale </text:span><text:span text:style-name="T7">et al.</text:span><text:span text:style-name="T2"> 2007; Carter </text:span><text:span text:style-name="T7">et al.</text:span><text:span text:style-name="T2"> 2013)</text:span><text:reference-mark-end text:name="ZOTERO_ITEM CSL_CITATION {&quot;citationID&quot;:&quot;d0OHU5Fb&quot;,&quot;properties&quot;:{&quot;formattedCitation&quot;:&quot;(R\\uc0\\u233{}ale {\\i{}et al.} 2007; Carter {\\i{}et al.} 2013)&quot;,&quot;plainCitation&quot;:&quot;(Réale et al. 2007; Carter et al. 2013)&quot;,&quot;noteIndex&quot;:0},&quot;citationItems&quot;:[{&quot;id&quot;:1068,&quot;uris&quot;:[&quot;http://zotero.org/users/4724745/items/UQFB84T8&quot;],&quot;uri&quot;:[&quot;http://zotero.org/users/4724745/items/UQFB84T8&quot;],&quot;itemData&quot;:{&quot;id&quot;:1068,&quot;type&quot;:&quot;article-journal&quot;,&quot;title&quot;:&quot;Integrating animal temperament within ecology and evolution&quot;,&quot;container-title&quot;:&quot;Biological Reviews&quot;,&quot;page&quot;:&quot;291-318&quot;,&quot;volume&quot;:&quot;82&quot;,&quot;issue&quot;:&quot;2&quot;,&quot;DOI&quot;:&quot;10.1111/j.1469-185X.2007.00010.x&quot;,&quot;author&quot;:[{&quot;family&quot;:&quot;Réale&quot;,&quot;given&quot;:&quot;Denis&quot;},{&quot;family&quot;:&quot;Reader&quot;,&quot;given&quot;:&quot;Simon M.&quot;},{&quot;family&quot;:&quot;Sol&quot;,&quot;given&quot;:&quot;Daniel&quot;},{&quot;family&quot;:&quot;McDougall&quot;,&quot;given&quot;:&quot;Peter T.&quot;},{&quot;family&quot;:&quot;Dingemanse&quot;,&quot;given&quot;:&quot;Niels J.&quot;}],&quot;issued&quot;:{&quot;date-parts&quot;:[[&quot;2007&quot;,5]]}}},{&quot;id&quot;:1134,&quot;uris&quot;:[&quot;http://zotero.org/users/4724745/items/9PXJFGJH&quot;],&quot;uri&quot;:[&quot;http://zotero.org/users/4724745/items/9PXJFGJH&quot;],&quot;itemData&quot;:{&quot;id&quot;:1134,&quot;type&quot;:&quot;article-journal&quot;,&quot;title&quot;:&quot;Animal personality: what are behavioural ecologists measuring?&quot;,&quot;container-title&quot;:&quot;Biological Reviews&quot;,&quot;page&quot;:&quot;465-475&quot;,&quot;volume&quot;:&quot;88&quot;,&quot;issue&quot;:&quot;2&quot;,&quot;DOI&quot;:&quot;10.1111/brv.12007&quot;,&quot;author&quot;:[{&quot;family&quot;:&quot;Carter&quot;,&quot;given&quot;:&quot;Alecia J.&quot;},{&quot;family&quot;:&quot;Feeney&quot;,&quot;given&quot;:&quot;William E.&quot;},{&quot;family&quot;:&quot;Marshall&quot;,&quot;given&quot;:&quot;Harry H.&quot;},{&quot;family&quot;:&quot;Cowlishaw&quot;,&quot;given&quot;:&quot;Guy&quot;},{&quot;family&quot;:&quot;Heinsohn&quot;,&quot;given&quot;:&quot;Robert&quot;}],&quot;issued&quot;:{&quot;date-parts&quot;:[[&quot;2013&quot;,5]]}}}],&quot;schema&quot;:&quot;https://github.com/citation-style-language/schema/raw/master/csl-citation.json&quot;} RNDHA2T2bvlhb"/><text:span text:style-name="T1">. </text:span><text:span text:style-name="T3">This is especially true </text:span><text:span text:style-name="T4">when</text:span><text:span text:style-name="T3"> animals are tracked in their natural environment </text:span><text:span text:style-name="T5">where</text:span><text:span text:style-name="T3"> </text:span><text:span text:style-name="T6">behaviour</text:span><text:span text:style-name="T3"> can only be remotely observ</text:span><text:span text:style-name="T5">ed</text:span><text:span text:style-name="T3"> </text:span><text:reference-mark-start text:name="ZOTERO_ITEM CSL_CITATION {&quot;citationID&quot;:&quot;rN0yksqd&quot;,&quot;properties&quot;:{&quot;formattedCitation&quot;:&quot;(Cooke {\\i{}et al.} 2004; Kays {\\i{}et al.} 2015)&quot;,&quot;plainCitation&quot;:&quot;(Cooke et al. 2004; Kays et al. 2015)&quot;,&quot;noteIndex&quot;:0},&quot;citationItems&quot;:[{&quot;id&quot;:945,&quot;uris&quot;:[&quot;http://zotero.org/users/4724745/items/57ANMYV4&quot;],&quot;uri&quot;:[&quot;http://zotero.org/users/4724745/items/57ANMYV4&quot;],&quot;itemData&quot;:{&quot;id&quot;:945,&quot;type&quot;:&quot;article-journal&quot;,&quot;title&quot;:&quot;Biotelemetry: a mechanistic approach to ecology&quot;,&quot;container-title&quot;:&quot;Trends in Ecology &amp; Evolution&quot;,&quot;page&quot;:&quot;334-343&quot;,&quot;volume&quot;:&quot;19&quot;,&quot;issue&quot;:&quot;6&quot;,&quot;source&quot;:&quot;ScienceDirect&quot;,&quot;abstract&quot;:&quot;Remote measurement of the physiology, behaviour and energetic status of free-living animals is made possible by a variety of techniques that we refer to collectively as ‘biotelemetry’. This set of tools ranges from transmitters that send their signals to receivers up to a few kilometers away to those that send data to orbiting satellites and, more frequently, to devices that log data. They enable researchers to document, for long uninterrupted periods, how undisturbed organisms interact with each other and their environment in real time. In spite of advances enabling the monitoring of many physiological and behavioural variables across a range of taxa of various sizes, these devices have yet to be embraced widely by the ecological community. Our review suggests that this technology has immense potential for research in basic and applied animal ecology. Efforts to incorporate biotelemetry into broader ecological research programs should yield novel information that has been challenging to collect historically from free-ranging animals in their natural environments. Examples of research that would benefit from biotelemetry include the assessment of animal responses to different anthropogenic perturbations and the development of life-time energy budgets.&quot;,&quot;DOI&quot;:&quot;10.1016/j.tree.2004.04.003&quot;,&quot;ISSN&quot;:&quot;0169-5347&quot;,&quot;shortTitle&quot;:&quot;Biotelemetry&quot;,&quot;journalAbbreviation&quot;:&quot;Trends in Ecology &amp; Evolution&quot;,&quot;author&quot;:[{&quot;family&quot;:&quot;Cooke&quot;,&quot;given&quot;:&quot;Steven J.&quot;},{&quot;family&quot;:&quot;Hinch&quot;,&quot;given&quot;:&quot;Scott G.&quot;},{&quot;family&quot;:&quot;Wikelski&quot;,&quot;given&quot;:&quot;Martin&quot;},{&quot;family&quot;:&quot;Andrews&quot;,&quot;given&quot;:&quot;Russel D.&quot;},{&quot;family&quot;:&quot;Kuchel&quot;,&quot;given&quot;:&quot;Louise J.&quot;},{&quot;family&quot;:&quot;Wolcott&quot;,&quot;given&quot;:&quot;Thomas G.&quot;},{&quot;family&quot;:&quot;Butler&quot;,&quot;given&quot;:&quot;Patrick J.&quot;}],&quot;issued&quot;:{&quot;date-parts&quot;:[[&quot;2004&quot;,6,1]]}}},{&quot;id&quot;:453,&quot;uris&quot;:[&quot;http://zotero.org/users/4724745/items/NYGKMLQH&quot;],&quot;uri&quot;:[&quot;http://zotero.org/users/4724745/items/NYGKMLQH&quot;],&quot;itemData&quot;:{&quot;id&quot;:453,&quot;type&quot;:&quot;article-journal&quot;,&quot;title&quot;:&quot;Terrestrial animal tracking as an eye on life and planet&quot;,&quot;container-title&quot;:&quot;Science&quot;,&quot;page&quot;:&quot;aaa2478&quot;,&quot;volume&quot;:&quot;348&quot;,&quot;issue&quot;:&quot;6240&quot;,&quot;source&quot;:&quot;science.sciencemag.org.proxy-ub.rug.nl&quot;,&quot;abstract&quot;:&quot;A brave new world with a wider view\nResearchers have long attempted to follow animals as they move through their environment. Until relatively recently, however, such efforts were limited to short distances and times in species large enough to carry large batteries and transmitters. New technologies have opened up new frontiers in animal tracking remote data collection. Hussey et al. review the unique directions such efforts have taken for marine systems, while Kays et al. review recent advances for terrestrial species. We have entered a new era of animal ecology, where animals act as both subjects and samplers of their environments.\nScience, this issue 10.1126/science.1255642, 10.1126/science.aaa2478\nStructured Abstract\nBACKGROUNDThe movement of animals makes them fascinating but difficult study subjects. Animal movements underpin many biological phenomena, and understanding them is critical for applications in conservation, health, and food. Traditional approaches to animal tracking used field biologists wielding antennas to record a few dozen locations per animal, revealing only the most general patterns of animal space use. The advent of satellite tracking automated this process, but initially was limited to larger animals and increased the resolution of trajectories to only a few hundred locations per animal. The last few years have shown exponential improvement in tracking technology, leading to smaller tracking devices that can return millions of movement steps for ever-smaller animals. Finally, we have a tool that returns high-resolution data that reveal the detailed facets of animal movement and its many implications for biodiversity, animal ecology, behavior, and ecosystem function.\nADVANCESImproved technology has brought animal tracking into the realm of big data, not only through high-resolution movement trajectories, but also through the addition of other on-animal sensors and the integration of remote sensing data about the environment through which these animals are moving. These new data are opening up a breadth of new scientific questions about ecology, evolution, and physiology and enable the use of animals as sensors of the environment. High–temporal resolution movement data also can document brief but important contacts between animals, creating new opportunities to study social networks, as well as interspecific interactions such as competition and predation. With solar panels keeping batteries charged, “lifetime” tracks can now be collected for some species, while broader approaches are aiming for species-wide sampling across multiple populations. Miniaturized tags also help reduce the impact of the devices on the study subjects, improving animal welfare and scientific results. As in other disciplines, the explosion of data volume and variety has created new challenges and opportunities for information management, integration, and analysis. In an exciting interdisciplinary push, biologists, statisticians, and computer scientists have begun to develop new tools that are already leading to new insights and scientific breakthroughs.\nOUTLOOKWe suggest that a golden age of animal tracking science has begun and that the upcoming years will be a time of unprecedented exciting discoveries. Technology continues to improve our ability to track animals, with the promise of smaller tags collecting more data, less invasively, on a greater variety of animals. The big-data tracking studies that are just now being pioneered will become commonplace. If analytical developments can keep pace, the field will be able to develop real-time predictive models that integrate habitat preferences, movement abilities, sensory capacities, and animal memories into movement forecasts. The unique perspective offered by big-data animal tracking enables a new view of animals as naturally evolved sensors of environment, which we think has the potential to help us monitor the planet in completely new ways. A massive multi-individual monitoring program would allow a quorum sensing of our planet, using a variety of species to tap into the diversity of senses that have evolved across animal groups, providing new insight on our world through the sixth sense of the global animal collective. We expect that the field will soon reach a transformational point where these studies do more than inform us about particular species of animals, but allow the animals to teach us about the world. &lt;img class=\&quot;fragment-image\&quot; aria-describedby=\&quot;F1-caption\&quot; src=\&quot;https://d2ufo47lrtsv5s.cloudfront.net/content/sci/348/6240/aaa2478/F1.medium.gif\&quot;/&gt; Download high-res image Open in new tab Download Powerpoint Big-data animal tracking.The red trajectory shows how studies can now track animals with unprecedented detail, allowing researchers to predict the causes and consequences of movements, and animals to become environmental sensors. Multisensor tracking tags monitor movement, behavior, physiology, and environmental context. Geo- and biosciences merge now using a multitude of remote-sensing data. Understanding how social and interspecific interactions affect movement is the next big frontier.\nMoving animals connect our world, spreading pollen, seeds, nutrients, and parasites as they go about the their daily lives. Recent integration of high-resolution Global Positioning System and other sensors into miniaturized tracking tags has dramatically improved our ability to describe animal movement. This has created opportunities and challenges that parallel big data transformations in other fields and has rapidly advanced animal ecology and physiology. New analytical approaches, combined with remotely sensed or modeled environmental information, have opened up a host of new questions on the causes of movement and its consequences for individuals, populations, and ecosystems. Simultaneous tracking of multiple animals is leading to new insights on species interactions and, scaled up, may enable distributed monitoring of both animals and our changing environment.&quot;,&quot;DOI&quot;:&quot;10.1126/science.aaa2478&quot;,&quot;ISSN&quot;:&quot;0036-8075, 1095-9203&quot;,&quot;note&quot;:&quot;PMID: 26068858&quot;,&quot;language&quot;:&quot;en&quot;,&quot;author&quot;:[{&quot;family&quot;:&quot;Kays&quot;,&quot;given&quot;:&quot;Roland&quot;},{&quot;family&quot;:&quot;Crofoot&quot;,&quot;given&quot;:&quot;Margaret C.&quot;},{&quot;family&quot;:&quot;Jetz&quot;,&quot;given&quot;:&quot;Walter&quot;},{&quot;family&quot;:&quot;Wikelski&quot;,&quot;given&quot;:&quot;Martin&quot;}],&quot;issued&quot;:{&quot;date-parts&quot;:[[&quot;2015&quot;,6,12]]}}}],&quot;schema&quot;:&quot;https://github.com/citation-style-language/schema/raw/master/csl-citation.json&quot;} RND9LfnKDUrZS"/><text:span text:style-name="T3">(Cooke </text:span><text:span text:style-name="T9">et al.</text:span><text:span text:style-name="T3"> 2004; Kays </text:span><text:span text:style-name="T9">et al.</text:span><text:span text:style-name="T3"> 2015)</text:span><text:reference-mark-end text:name="ZOTERO_ITEM CSL_CITATION {&quot;citationID&quot;:&quot;rN0yksqd&quot;,&quot;properties&quot;:{&quot;formattedCitation&quot;:&quot;(Cooke {\\i{}et al.} 2004; Kays {\\i{}et al.} 2015)&quot;,&quot;plainCitation&quot;:&quot;(Cooke et al. 2004; Kays et al. 2015)&quot;,&quot;noteIndex&quot;:0},&quot;citationItems&quot;:[{&quot;id&quot;:945,&quot;uris&quot;:[&quot;http://zotero.org/users/4724745/items/57ANMYV4&quot;],&quot;uri&quot;:[&quot;http://zotero.org/users/4724745/items/57ANMYV4&quot;],&quot;itemData&quot;:{&quot;id&quot;:945,&quot;type&quot;:&quot;article-journal&quot;,&quot;title&quot;:&quot;Biotelemetry: a mechanistic approach to ecology&quot;,&quot;container-title&quot;:&quot;Trends in Ecology &amp; Evolution&quot;,&quot;page&quot;:&quot;334-343&quot;,&quot;volume&quot;:&quot;19&quot;,&quot;issue&quot;:&quot;6&quot;,&quot;source&quot;:&quot;ScienceDirect&quot;,&quot;abstract&quot;:&quot;Remote measurement of the physiology, behaviour and energetic status of free-living animals is made possible by a variety of techniques that we refer to collectively as ‘biotelemetry’. This set of tools ranges from transmitters that send their signals to receivers up to a few kilometers away to those that send data to orbiting satellites and, more frequently, to devices that log data. They enable researchers to document, for long uninterrupted periods, how undisturbed organisms interact with each other and their environment in real time. In spite of advances enabling the monitoring of many physiological and behavioural variables across a range of taxa of various sizes, these devices have yet to be embraced widely by the ecological community. Our review suggests that this technology has immense potential for research in basic and applied animal ecology. Efforts to incorporate biotelemetry into broader ecological research programs should yield novel information that has been challenging to collect historically from free-ranging animals in their natural environments. Examples of research that would benefit from biotelemetry include the assessment of animal responses to different anthropogenic perturbations and the development of life-time energy budgets.&quot;,&quot;DOI&quot;:&quot;10.1016/j.tree.2004.04.003&quot;,&quot;ISSN&quot;:&quot;0169-5347&quot;,&quot;shortTitle&quot;:&quot;Biotelemetry&quot;,&quot;journalAbbreviation&quot;:&quot;Trends in Ecology &amp; Evolution&quot;,&quot;author&quot;:[{&quot;family&quot;:&quot;Cooke&quot;,&quot;given&quot;:&quot;Steven J.&quot;},{&quot;family&quot;:&quot;Hinch&quot;,&quot;given&quot;:&quot;Scott G.&quot;},{&quot;family&quot;:&quot;Wikelski&quot;,&quot;given&quot;:&quot;Martin&quot;},{&quot;family&quot;:&quot;Andrews&quot;,&quot;given&quot;:&quot;Russel D.&quot;},{&quot;family&quot;:&quot;Kuchel&quot;,&quot;given&quot;:&quot;Louise J.&quot;},{&quot;family&quot;:&quot;Wolcott&quot;,&quot;given&quot;:&quot;Thomas G.&quot;},{&quot;family&quot;:&quot;Butler&quot;,&quot;given&quot;:&quot;Patrick J.&quot;}],&quot;issued&quot;:{&quot;date-parts&quot;:[[&quot;2004&quot;,6,1]]}}},{&quot;id&quot;:453,&quot;uris&quot;:[&quot;http://zotero.org/users/4724745/items/NYGKMLQH&quot;],&quot;uri&quot;:[&quot;http://zotero.org/users/4724745/items/NYGKMLQH&quot;],&quot;itemData&quot;:{&quot;id&quot;:453,&quot;type&quot;:&quot;article-journal&quot;,&quot;title&quot;:&quot;Terrestrial animal tracking as an eye on life and planet&quot;,&quot;container-title&quot;:&quot;Science&quot;,&quot;page&quot;:&quot;aaa2478&quot;,&quot;volume&quot;:&quot;348&quot;,&quot;issue&quot;:&quot;6240&quot;,&quot;source&quot;:&quot;science.sciencemag.org.proxy-ub.rug.nl&quot;,&quot;abstract&quot;:&quot;A brave new world with a wider view\nResearchers have long attempted to follow animals as they move through their environment. Until relatively recently, however, such efforts were limited to short distances and times in species large enough to carry large batteries and transmitters. New technologies have opened up new frontiers in animal tracking remote data collection. Hussey et al. review the unique directions such efforts have taken for marine systems, while Kays et al. review recent advances for terrestrial species. We have entered a new era of animal ecology, where animals act as both subjects and samplers of their environments.\nScience, this issue 10.1126/science.1255642, 10.1126/science.aaa2478\nStructured Abstract\nBACKGROUNDThe movement of animals makes them fascinating but difficult study subjects. Animal movements underpin many biological phenomena, and understanding them is critical for applications in conservation, health, and food. Traditional approaches to animal tracking used field biologists wielding antennas to record a few dozen locations per animal, revealing only the most general patterns of animal space use. The advent of satellite tracking automated this process, but initially was limited to larger animals and increased the resolution of trajectories to only a few hundred locations per animal. The last few years have shown exponential improvement in tracking technology, leading to smaller tracking devices that can return millions of movement steps for ever-smaller animals. Finally, we have a tool that returns high-resolution data that reveal the detailed facets of animal movement and its many implications for biodiversity, animal ecology, behavior, and ecosystem function.\nADVANCESImproved technology has brought animal tracking into the realm of big data, not only through high-resolution movement trajectories, but also through the addition of other on-animal sensors and the integration of remote sensing data about the environment through which these animals are moving. These new data are opening up a breadth of new scientific questions about ecology, evolution, and physiology and enable the use of animals as sensors of the environment. High–temporal resolution movement data also can document brief but important contacts between animals, creating new opportunities to study social networks, as well as interspecific interactions such as competition and predation. With solar panels keeping batteries charged, “lifetime” tracks can now be collected for some species, while broader approaches are aiming for species-wide sampling across multiple populations. Miniaturized tags also help reduce the impact of the devices on the study subjects, improving animal welfare and scientific results. As in other disciplines, the explosion of data volume and variety has created new challenges and opportunities for information management, integration, and analysis. In an exciting interdisciplinary push, biologists, statisticians, and computer scientists have begun to develop new tools that are already leading to new insights and scientific breakthroughs.\nOUTLOOKWe suggest that a golden age of animal tracking science has begun and that the upcoming years will be a time of unprecedented exciting discoveries. Technology continues to improve our ability to track animals, with the promise of smaller tags collecting more data, less invasively, on a greater variety of animals. The big-data tracking studies that are just now being pioneered will become commonplace. If analytical developments can keep pace, the field will be able to develop real-time predictive models that integrate habitat preferences, movement abilities, sensory capacities, and animal memories into movement forecasts. The unique perspective offered by big-data animal tracking enables a new view of animals as naturally evolved sensors of environment, which we think has the potential to help us monitor the planet in completely new ways. A massive multi-individual monitoring program would allow a quorum sensing of our planet, using a variety of species to tap into the diversity of senses that have evolved across animal groups, providing new insight on our world through the sixth sense of the global animal collective. We expect that the field will soon reach a transformational point where these studies do more than inform us about particular species of animals, but allow the animals to teach us about the world. &lt;img class=\&quot;fragment-image\&quot; aria-describedby=\&quot;F1-caption\&quot; src=\&quot;https://d2ufo47lrtsv5s.cloudfront.net/content/sci/348/6240/aaa2478/F1.medium.gif\&quot;/&gt; Download high-res image Open in new tab Download Powerpoint Big-data animal tracking.The red trajectory shows how studies can now track animals with unprecedented detail, allowing researchers to predict the causes and consequences of movements, and animals to become environmental sensors. Multisensor tracking tags monitor movement, behavior, physiology, and environmental context. Geo- and biosciences merge now using a multitude of remote-sensing data. Understanding how social and interspecific interactions affect movement is the next big frontier.\nMoving animals connect our world, spreading pollen, seeds, nutrients, and parasites as they go about the their daily lives. Recent integration of high-resolution Global Positioning System and other sensors into miniaturized tracking tags has dramatically improved our ability to describe animal movement. This has created opportunities and challenges that parallel big data transformations in other fields and has rapidly advanced animal ecology and physiology. New analytical approaches, combined with remotely sensed or modeled environmental information, have opened up a host of new questions on the causes of movement and its consequences for individuals, populations, and ecosystems. Simultaneous tracking of multiple animals is leading to new insights on species interactions and, scaled up, may enable distributed monitoring of both animals and our changing environment.&quot;,&quot;DOI&quot;:&quot;10.1126/science.aaa2478&quot;,&quot;ISSN&quot;:&quot;0036-8075, 1095-9203&quot;,&quot;note&quot;:&quot;PMID: 26068858&quot;,&quot;language&quot;:&quot;en&quot;,&quot;author&quot;:[{&quot;family&quot;:&quot;Kays&quot;,&quot;given&quot;:&quot;Roland&quot;},{&quot;family&quot;:&quot;Crofoot&quot;,&quot;given&quot;:&quot;Margaret C.&quot;},{&quot;family&quot;:&quot;Jetz&quot;,&quot;given&quot;:&quot;Walter&quot;},{&quot;family&quot;:&quot;Wikelski&quot;,&quot;given&quot;:&quot;Martin&quot;}],&quot;issued&quot;:{&quot;date-parts&quot;:[[&quot;2015&quot;,6,12]]}}}],&quot;schema&quot;:&quot;https://github.com/citation-style-language/schema/raw/master/csl-citation.json&quot;} RND9LfnKDUrZS"/><text:span text:style-name="T3"> as the result of natural experiments, and not in response to c</text:span><text:span text:style-name="T5">ontrolled</text:span><text:span text:style-name="T3"> stimuli </text:span><text:reference-mark-start text:name="ZOTERO_ITEM CSL_CITATION {&quot;citationID&quot;:&quot;mQ2kQedo&quot;,&quot;properties&quot;:{&quot;formattedCitation&quot;:&quot;(Leclerc {\\i{}et al.} 2016)&quot;,&quot;plainCitation&quot;:&quot;(Leclerc et al. 2016)&quot;,&quot;noteIndex&quot;:0},&quot;citationItems&quot;:[{&quot;id&quot;:867,&quot;uris&quot;:[&quot;http://zotero.org/users/4724745/items/V6C3XTBQ&quot;],&quot;uri&quot;:[&quot;http://zotero.org/users/4724745/items/V6C3XTBQ&quot;],&quot;itemData&quot;:{&quot;id&quot;:867,&quot;type&quot;:&quot;article-journal&quot;,&quot;title&quot;:&quot;Quantifying consistent individual differences in habitat selection&quot;,&quot;container-title&quot;:&quot;Oecologia&quot;,&quot;page&quot;:&quot;697-705&quot;,&quot;volume&quot;:&quot;180&quot;,&quot;issue&quot;:&quot;3&quot;,&quot;source&quot;:&quot;Springer Link&quot;,&quot;abstract&quot;:&quot;Habitat selection is a fundamental behaviour that links individuals to the resources required for survival and reproduction. Although natural selection acts on an individual’s phenotype, research on habitat selection often pools inter-individual patterns to provide inferences on the population scale. Here, we expanded a traditional approach of quantifying habitat selection at the individual level to explore the potential for consistent individual differences of habitat selection. We used random coefficients in resource selection functions (RSFs) and repeatability estimates to test for variability in habitat selection. We applied our method to a detailed dataset of GPS relocations of brown bears (Ursus arctos) taken over a period of 6 years, and assessed whether they displayed repeatable individual differences in habitat selection toward two habitat types: bogs and recent timber-harvest cut blocks. In our analyses, we controlled for the availability of habitat, i.e. the functional response in habitat selection. Repeatability estimates of habitat selection toward bogs and cut blocks were 0.304 and 0.420, respectively. Therefore, 30.4 and 42.0 % of the population-scale habitat selection variability for bogs and cut blocks, respectively, was due to differences among individuals, suggesting that consistent individual variation in habitat selection exists in brown bears. Using simulations, we posit that repeatability values of habitat selection are not related to the value and significance of β estimates in RSFs. Although individual differences in habitat selection could be the results of non-exclusive factors, our results illustrate the evolutionary potential of habitat selection.&quot;,&quot;DOI&quot;:&quot;10.1007/s00442-015-3500-6&quot;,&quot;ISSN&quot;:&quot;1432-1939&quot;,&quot;journalAbbreviation&quot;:&quot;Oecologia&quot;,&quot;language&quot;:&quot;en&quot;,&quot;author&quot;:[{&quot;family&quot;:&quot;Leclerc&quot;,&quot;given&quot;:&quot;Martin&quot;},{&quot;family&quot;:&quot;Vander Wal&quot;,&quot;given&quot;:&quot;Eric&quot;},{&quot;family&quot;:&quot;Zedrosser&quot;,&quot;given&quot;:&quot;Andreas&quot;},{&quot;family&quot;:&quot;Swenson&quot;,&quot;given&quot;:&quot;Jon E.&quot;},{&quot;family&quot;:&quot;Kindberg&quot;,&quot;given&quot;:&quot;Jonas&quot;},{&quot;family&quot;:&quot;Pelletier&quot;,&quot;given&quot;:&quot;Fanie&quot;}],&quot;issued&quot;:{&quot;date-parts&quot;:[[&quot;2016&quot;,3,1]]}}}],&quot;schema&quot;:&quot;https://github.com/citation-style-language/schema/raw/master/csl-citation.json&quot;} RNDKzAtK3Rq2H"/><text:span text:style-name="T2">(Leclerc </text:span><text:span text:style-name="T7">et al.</text:span><text:span text:style-name="T2"> 2016)</text:span><text:reference-mark-end text:name="ZOTERO_ITEM CSL_CITATION {&quot;citationID&quot;:&quot;mQ2kQedo&quot;,&quot;properties&quot;:{&quot;formattedCitation&quot;:&quot;(Leclerc {\\i{}et al.} 2016)&quot;,&quot;plainCitation&quot;:&quot;(Leclerc et al. 2016)&quot;,&quot;noteIndex&quot;:0},&quot;citationItems&quot;:[{&quot;id&quot;:867,&quot;uris&quot;:[&quot;http://zotero.org/users/4724745/items/V6C3XTBQ&quot;],&quot;uri&quot;:[&quot;http://zotero.org/users/4724745/items/V6C3XTBQ&quot;],&quot;itemData&quot;:{&quot;id&quot;:867,&quot;type&quot;:&quot;article-journal&quot;,&quot;title&quot;:&quot;Quantifying consistent individual differences in habitat selection&quot;,&quot;container-title&quot;:&quot;Oecologia&quot;,&quot;page&quot;:&quot;697-705&quot;,&quot;volume&quot;:&quot;180&quot;,&quot;issue&quot;:&quot;3&quot;,&quot;source&quot;:&quot;Springer Link&quot;,&quot;abstract&quot;:&quot;Habitat selection is a fundamental behaviour that links individuals to the resources required for survival and reproduction. Although natural selection acts on an individual’s phenotype, research on habitat selection often pools inter-individual patterns to provide inferences on the population scale. Here, we expanded a traditional approach of quantifying habitat selection at the individual level to explore the potential for consistent individual differences of habitat selection. We used random coefficients in resource selection functions (RSFs) and repeatability estimates to test for variability in habitat selection. We applied our method to a detailed dataset of GPS relocations of brown bears (Ursus arctos) taken over a period of 6 years, and assessed whether they displayed repeatable individual differences in habitat selection toward two habitat types: bogs and recent timber-harvest cut blocks. In our analyses, we controlled for the availability of habitat, i.e. the functional response in habitat selection. Repeatability estimates of habitat selection toward bogs and cut blocks were 0.304 and 0.420, respectively. Therefore, 30.4 and 42.0 % of the population-scale habitat selection variability for bogs and cut blocks, respectively, was due to differences among individuals, suggesting that consistent individual variation in habitat selection exists in brown bears. Using simulations, we posit that repeatability values of habitat selection are not related to the value and significance of β estimates in RSFs. Although individual differences in habitat selection could be the results of non-exclusive factors, our results illustrate the evolutionary potential of habitat selection.&quot;,&quot;DOI&quot;:&quot;10.1007/s00442-015-3500-6&quot;,&quot;ISSN&quot;:&quot;1432-1939&quot;,&quot;journalAbbreviation&quot;:&quot;Oecologia&quot;,&quot;language&quot;:&quot;en&quot;,&quot;author&quot;:[{&quot;family&quot;:&quot;Leclerc&quot;,&quot;given&quot;:&quot;Martin&quot;},{&quot;family&quot;:&quot;Vander Wal&quot;,&quot;given&quot;:&quot;Eric&quot;},{&quot;family&quot;:&quot;Zedrosser&quot;,&quot;given&quot;:&quot;Andreas&quot;},{&quot;family&quot;:&quot;Swenson&quot;,&quot;given&quot;:&quot;Jon E.&quot;},{&quot;family&quot;:&quot;Kindberg&quot;,&quot;given&quot;:&quot;Jonas&quot;},{&quot;family&quot;:&quot;Pelletier&quot;,&quot;given&quot;:&quot;Fanie&quot;}],&quot;issued&quot;:{&quot;date-parts&quot;:[[&quot;2016&quot;,3,1]]}}}],&quot;schema&quot;:&quot;https://github.com/citation-style-language/schema/raw/master/csl-citation.json&quot;} RNDKzAtK3Rq2H"/>. <text:span text:style-name="T11">Landscape-scale perturbation to test the existence, strength, and ecological effects of behavioural consistency is usually difficult to achieve in such systems. Predation risk is somewhat of an outlier in landscape-level effects on behaviour, since a ‘landscape of fear’ [of predators] </text:span><text:reference-mark-start text:name="ZOTERO_ITEM CSL_CITATION {&quot;citationID&quot;:&quot;2nPVhi3U&quot;,&quot;properties&quot;:{&quot;formattedCitation&quot;:&quot;(Laundr\\uc0\\u233{} {\\i{}et al.} 2001)&quot;,&quot;plainCitation&quot;:&quot;(Laundré et al. 2001)&quot;,&quot;noteIndex&quot;:0},&quot;citationItems&quot;:[{&quot;id&quot;:501,&quot;uris&quot;:[&quot;http://zotero.org/users/4724745/items/NLZD5JDH&quot;],&quot;uri&quot;:[&quot;http://zotero.org/users/4724745/items/NLZD5JDH&quot;],&quot;itemData&quot;:{&quot;id&quot;:501,&quot;type&quot;:&quot;article-journal&quot;,&quot;title&quot;:&quot;Wolves, elk, and bison: reestablishing the \&quot;landscape of fear\&quot; in Yellowstone National Park, U.S.A.&quot;,&quot;container-title&quot;:&quot;Canadian Journal of Zoology&quot;,&quot;page&quot;:&quot;1401-1409&quot;,&quot;volume&quot;:&quot;79&quot;,&quot;issue&quot;:&quot;8&quot;,&quot;source&quot;:&quot;NRC Research Press&quot;,&quot;abstract&quot;:&quot;The elk or wapiti (Cervus elaphus) and bison (Bison bison) of Yellowstone National Park have lived in an environment free of wolves (Canis lupus) for the last 50 years. In the winter of 1994-1995, wolves were reintroduced into parts of Yellowstone National Park. Foraging theory predicts that elk and bison would respond to this threat by increasing their vigilance levels. We tested this prediction by comparing vigilance levels of elk and bison in areas with wolves with those of elk still in \&quot;wolf-free\&quot; zones of the Park. Male elk and bison showed no response to the reintroduction of wolves, maintaining the lowest levels of vigilance throughout the study (12 and 7% of the time was spent vigilant, respectively). Female elk and bison showed significantly higher vigilance levels in areas with wolves than in areas without wolves. The highest vigilance level (47.5 ± 4.1%; mean ± SE) was seen by the second year for female elk with calves in the areas with wolves and was maintained during the subsequent 3 years of..., Durant ces 50 dernières années, le Wapiti (Cervus elaphus) et le Bison (Bison bison) du parc national de Yellowstone ont vécu dans un environnement d'où le Loup (Canis lupus) était absent. Les loups furent réintroduits dans certaines parties du parc pendant l'hiver 1994-1995. La théorie admise prédit que le Wapiti et le bison devraient répondre à cette menace en augmentant leurs niveaux de vigilance. Nous avons testé cette prédiction en comparant les niveaux de vigilance des Wapitis et des bisons vivant en zones avec loups avec ceux des Wapitis vivant en zones « sans loups ». Les Wapitis et bisons mâles n'ont montré aucune réponse à la réintroduction du loup, maintenant leur vigilance au niveau le plus bas rencontré pendant l'étude (12 et 7 % du temps de vigilance). Les Wapitis et bisons femelles ont montré une vigilance significativement plus importante dans les zones avec loups que dans les zones sans loups. Nous avons rencontré le niveau de vigilance le plus haut (47,5 ± 4,1 %; moyenne ± erreur type) d...&quot;,&quot;DOI&quot;:&quot;10.1139/z01-094&quot;,&quot;ISSN&quot;:&quot;0008-4301&quot;,&quot;shortTitle&quot;:&quot;Wolves, elk, and bison&quot;,&quot;journalAbbreviation&quot;:&quot;Can. J. Zool.&quot;,&quot;author&quot;:[{&quot;family&quot;:&quot;Laundré&quot;,&quot;given&quot;:&quot;John W&quot;},{&quot;family&quot;:&quot;Hernández&quot;,&quot;given&quot;:&quot;Lucina&quot;},{&quot;family&quot;:&quot;Altendorf&quot;,&quot;given&quot;:&quot;Kelly B&quot;}],&quot;issued&quot;:{&quot;date-parts&quot;:[[&quot;2001&quot;,8,1]]}}}],&quot;schema&quot;:&quot;https://github.com/citation-style-language/schema/raw/master/csl-citation.json&quot;} RNDzHy4wGDZNw"/><text:span text:style-name="T2">(Laundré </text:span><text:span text:style-name="T7">et al.</text:span><text:span text:style-name="T2"> 2001)</text:span><text:reference-mark-end text:name="ZOTERO_ITEM CSL_CITATION {&quot;citationID&quot;:&quot;2nPVhi3U&quot;,&quot;properties&quot;:{&quot;formattedCitation&quot;:&quot;(Laundr\\uc0\\u233{} {\\i{}et al.} 2001)&quot;,&quot;plainCitation&quot;:&quot;(Laundré et al. 2001)&quot;,&quot;noteIndex&quot;:0},&quot;citationItems&quot;:[{&quot;id&quot;:501,&quot;uris&quot;:[&quot;http://zotero.org/users/4724745/items/NLZD5JDH&quot;],&quot;uri&quot;:[&quot;http://zotero.org/users/4724745/items/NLZD5JDH&quot;],&quot;itemData&quot;:{&quot;id&quot;:501,&quot;type&quot;:&quot;article-journal&quot;,&quot;title&quot;:&quot;Wolves, elk, and bison: reestablishing the \&quot;landscape of fear\&quot; in Yellowstone National Park, U.S.A.&quot;,&quot;container-title&quot;:&quot;Canadian Journal of Zoology&quot;,&quot;page&quot;:&quot;1401-1409&quot;,&quot;volume&quot;:&quot;79&quot;,&quot;issue&quot;:&quot;8&quot;,&quot;source&quot;:&quot;NRC Research Press&quot;,&quot;abstract&quot;:&quot;The elk or wapiti (Cervus elaphus) and bison (Bison bison) of Yellowstone National Park have lived in an environment free of wolves (Canis lupus) for the last 50 years. In the winter of 1994-1995, wolves were reintroduced into parts of Yellowstone National Park. Foraging theory predicts that elk and bison would respond to this threat by increasing their vigilance levels. We tested this prediction by comparing vigilance levels of elk and bison in areas with wolves with those of elk still in \&quot;wolf-free\&quot; zones of the Park. Male elk and bison showed no response to the reintroduction of wolves, maintaining the lowest levels of vigilance throughout the study (12 and 7% of the time was spent vigilant, respectively). Female elk and bison showed significantly higher vigilance levels in areas with wolves than in areas without wolves. The highest vigilance level (47.5 ± 4.1%; mean ± SE) was seen by the second year for female elk with calves in the areas with wolves and was maintained during the subsequent 3 years of..., Durant ces 50 dernières années, le Wapiti (Cervus elaphus) et le Bison (Bison bison) du parc national de Yellowstone ont vécu dans un environnement d'où le Loup (Canis lupus) était absent. Les loups furent réintroduits dans certaines parties du parc pendant l'hiver 1994-1995. La théorie admise prédit que le Wapiti et le bison devraient répondre à cette menace en augmentant leurs niveaux de vigilance. Nous avons testé cette prédiction en comparant les niveaux de vigilance des Wapitis et des bisons vivant en zones avec loups avec ceux des Wapitis vivant en zones « sans loups ». Les Wapitis et bisons mâles n'ont montré aucune réponse à la réintroduction du loup, maintenant leur vigilance au niveau le plus bas rencontré pendant l'étude (12 et 7 % du temps de vigilance). Les Wapitis et bisons femelles ont montré une vigilance significativement plus importante dans les zones avec loups que dans les zones sans loups. Nous avons rencontré le niveau de vigilance le plus haut (47,5 ± 4,1 %; moyenne ± erreur type) d...&quot;,&quot;DOI&quot;:&quot;10.1139/z01-094&quot;,&quot;ISSN&quot;:&quot;0008-4301&quot;,&quot;shortTitle&quot;:&quot;Wolves, elk, and bison&quot;,&quot;journalAbbreviation&quot;:&quot;Can. J. Zool.&quot;,&quot;author&quot;:[{&quot;family&quot;:&quot;Laundré&quot;,&quot;given&quot;:&quot;John W&quot;},{&quot;family&quot;:&quot;Hernández&quot;,&quot;given&quot;:&quot;Lucina&quot;},{&quot;family&quot;:&quot;Altendorf&quot;,&quot;given&quot;:&quot;Kelly B&quot;}],&quot;issued&quot;:{&quot;date-parts&quot;:[[&quot;2001&quot;,8,1]]}}}],&quot;schema&quot;:&quot;https://github.com/citation-style-language/schema/raw/master/csl-citation.json&quot;} RNDzHy4wGDZNw"/> <text:span text:style-name="T13">is relatively easily established. Consequently, landscape-scale anti-predator responses are well known, including spatio-temporal avoidance across scales </text:span><text:reference-mark-start text:name="ZOTERO_ITEM CSL_CITATION {&quot;citationID&quot;:&quot;rgQwjlat&quot;,&quot;properties&quot;:{&quot;formattedCitation&quot;:&quot;(Lank {\\i{}et al.} 2003; Ydenberg {\\i{}et al.} 2004; Kohl {\\i{}et al.} 2018)&quot;,&quot;plainCitation&quot;:&quot;(Lank et al. 2003; Ydenberg et al. 2004; Kohl et al. 2018)&quot;,&quot;noteIndex&quot;:0},&quot;citationItems&quot;:[{&quot;id&quot;:1200,&quot;uris&quot;:[&quot;http://zotero.org/users/4724745/items/SW96FLTU&quot;],&quot;uri&quot;:[&quot;http://zotero.org/users/4724745/items/SW96FLTU&quot;],&quot;itemData&quot;:{&quot;id&quot;:1200,&quot;type&quot;:&quot;article-journal&quot;,&quot;title&quot;:&quot;Effects of predation danger on migration strategies of sandpipers&quot;,&quot;container-title&quot;:&quot;Oikos&quot;,&quot;page&quot;:&quot;303-319&quot;,&quot;volume&quot;:&quot;103&quot;,&quot;issue&quot;:&quot;2&quot;,&quot;source&quot;:&quot;Wiley Online Library&quot;,&quot;abstract&quot;:&quot;We examine the potential selective importance of predation danger on the evolution of migration strategies of arctic-breeding calidrid sandpipers. Adult calidrids truncate parental care for reasons not obviously related to levels of food abundance on the breeding areas or at migratory stopover sites, suggesting that a different trade-off occurs between providing additional care and adult survivorship. The southward migrations of adult western sandpipers precede those of migratory peregrine falcons by almost a month. By moving early and quickly, adults remain ahead of migrant falcons all the way to their non-breeding areas, where they rapidly moult flight feathers. They complete the moult just as falcons arrive in late September–October. By migrating early, they avoid exposure to falcons when they are unusually vulnerable, due to the requirements for fuelling migratory flight and of wing feather moult. Juvenile western sandpipers migrate south just as falcon numbers start to increase, but do not moult flight feathers in their first winter. Pacific dunlin use an alternative strategy of remaining and moulting in Alaska after falcons depart, and migrating to their overwintering sites after migrants have passed. East of the Rocky Mountains, the southbound migration of falcons begins 4–6 weeks later. Southbound semipalmated sandpipers make extended migratory stopovers, but their lengths of stay shorten prior to falcon migration to the sites in September. Predation danger also may affect the evolution of migration routes. Southbound western sandpipers fly directly from Alaska to southern British Columbia, in contrast to the multi-stage journey northward along the Alaska panhandle. We estimate that a direct flight would be more economical on northward migration, but may be avoided because it would expose sandpipers to higher mass-dependent predation danger from migratory falcons, which travel north with sandpipers. By contrast, few raptors are present in Alaska during preparation for the southward flight. A temporal and spatial window of safety may also permit semipalmated sandpipers to become extremely vulnerable while preparing for trans-Atlantic southward flights. Danger management may account for the these previously enigmatic features of calidrid migration strategies, and aspects of those of other birds.&quot;,&quot;DOI&quot;:&quot;10.1034/j.1600-0706.2003.12314.x&quot;,&quot;ISSN&quot;:&quot;1600-0706&quot;,&quot;language&quot;:&quot;en&quot;,&quot;author&quot;:[{&quot;family&quot;:&quot;Lank&quot;,&quot;given&quot;:&quot;David B.&quot;},{&quot;family&quot;:&quot;Butler&quot;,&quot;given&quot;:&quot;Robert W.&quot;},{&quot;family&quot;:&quot;Ireland&quot;,&quot;given&quot;:&quot;John&quot;},{&quot;family&quot;:&quot;Ydenberg&quot;,&quot;given&quot;:&quot;Ronald C.&quot;}],&quot;issued&quot;:{&quot;date-parts&quot;:[[&quot;2003&quot;]]}}},{&quot;id&quot;:901,&quot;uris&quot;:[&quot;http://zotero.org/users/4724745/items/QDV2APR6&quot;],&quot;uri&quot;:[&quot;http://zotero.org/users/4724745/items/QDV2APR6&quot;],&quot;itemData&quot;:{&quot;id&quot;:901,&quot;type&quot;:&quot;article-journal&quot;,&quot;title&quot;:&quot;Western sandpipers have altered migration tactics as peregrine falcon populations have recovered&quot;,&quot;container-title&quot;:&quot;Proceedings of the Royal Society of London. Series B: Biological Sciences&quot;,&quot;page&quot;:&quot;1263-1269&quot;,&quot;volume&quot;:&quot;271&quot;,&quot;issue&quot;:&quot;1545&quot;,&quot;source&quot;:&quot;royalsocietypublishing.org (Atypon)&quot;,&quot;abstract&quot;:&quot;The presence of top predators can affect prey behaviour, morphology and life history, and thereby can produce indirect population consequences greater and further reaching than direct depredation would have alone. Raptor species in the Americas are recovering since restrictions on the use of dichlorodiphenyltrichloroethane (DDT) and the implementation of conservation measures, in effect constituting a hemisphere–wide predator–reintroduction experiment, and profound effects on populations of their prey are to be expected. Here, we document changes in the behaviour of western sandpipers (Calidris mauri) at migratory stopover sites over two decades. Since 1985, migratory body mass and stopover durations of western sandpipers have fallen steadily at some stopovers in the Strait of Georgia, British Columbia. Comparisons between years, sites and seasons strongly implicate increasing danger from the recovery of peregrine falcons (Falco peregrinus) as a causal factor. A decade–long ongoing steep decline in sandpiper numbers censused on our study site is explained entirely by the shortening stopover duration, rather than fewer individuals using the site. Such behavioural changes are probably general among migratory shorebird species, and may be contributing to the widespread census declines reported in North America.&quot;,&quot;DOI&quot;:&quot;10.1098/rspb.2004.2713&quot;,&quot;journalAbbreviation&quot;:&quot;Proceedings of the Royal Society of London. Series B: Biological Sciences&quot;,&quot;author&quot;:[{&quot;family&quot;:&quot;Ydenberg&quot;,&quot;given&quot;:&quot;Ronald C.&quot;},{&quot;family&quot;:&quot;Butler&quot;,&quot;given&quot;:&quot;Robert W.&quot;},{&quot;family&quot;:&quot;Lank&quot;,&quot;given&quot;:&quot;David B.&quot;},{&quot;family&quot;:&quot;Smith&quot;,&quot;given&quot;:&quot;Barry D.&quot;},{&quot;family&quot;:&quot;Ireland&quot;,&quot;given&quot;:&quot;John&quot;}],&quot;issued&quot;:{&quot;date-parts&quot;:[[&quot;2004&quot;,6,22]]}}},{&quot;id&quot;:2377,&quot;uris&quot;:[&quot;http://zotero.org/users/4724745/items/7LTUJ8A2&quot;],&quot;uri&quot;:[&quot;http://zotero.org/users/4724745/items/7LTUJ8A2&quot;],&quot;itemData&quot;:{&quot;id&quot;:2377,&quot;type&quot;:&quot;article-journal&quot;,&quot;title&quot;:&quot;Diel predator activity drives a dynamic landscape of fear&quot;,&quot;container-title&quot;:&quot;Ecological Monographs&quot;,&quot;page&quot;:&quot;638-652&quot;,&quot;volume&quot;:&quot;88&quot;,&quot;issue&quot;:&quot;4&quot;,&quot;source&quot;:&quot;Wiley Online Library&quot;,&quot;abstract&quot;:&quot;A “landscape of fear” (LOF) is a map that describes continuous spatial variation in an animal's perception of predation risk. The relief on this map reflects, for example, places that an animal avoids to minimize risk. Although the LOF concept is a potentially unifying theme in ecology that is often invoked to explain the ecological and conservation significance of fear, little is known about the daily dynamics of an LOF. Despite theory and data to the contrary, investigators often assume, implicitly or explicitly, that an LOF is a static consequence of a predator's mere presence within an ecosystem. We tested the prediction that an LOF in a large-scale, free-living system is a highly dynamic map with “peaks” and “valleys” that alternate across the diel (24-h) cycle in response to daily lulls in predator activity. We did so with extensive data from the case study of Yellowstone elk (Cervus elaphus) and wolves (Canis lupus) that was the original basis for the LOF concept. We quantified the elk LOF, defined here as spatial allocation of time away from risky places and times, across nearly 1,000-km2 of northern Yellowstone National Park and found that it fluctuated with the crepuscular activity pattern of wolves, enabling elk to use risky places during wolf downtimes. This may help explain evidence that wolf predation risk has no effect on elk stress levels, body condition, pregnancy, or herbivory. The ability of free-living animals to adaptively allocate habitat use across periods of high and low predator activity within the diel cycle is an underappreciated aspect of animal behavior that helps explain why strong antipredator responses may trigger weak ecological effects, and why an LOF may have less conceptual and practical importance than direct killing.&quot;,&quot;DOI&quot;:&quot;10.1002/ecm.1313&quot;,&quot;ISSN&quot;:&quot;1557-7015&quot;,&quot;language&quot;:&quot;en&quot;,&quot;author&quot;:[{&quot;family&quot;:&quot;Kohl&quot;,&quot;given&quot;:&quot;Michel T.&quot;},{&quot;family&quot;:&quot;Stahler&quot;,&quot;given&quot;:&quot;Daniel R.&quot;},{&quot;family&quot;:&quot;Metz&quot;,&quot;given&quot;:&quot;Matthew C.&quot;},{&quot;family&quot;:&quot;Forester&quot;,&quot;given&quot;:&quot;James D.&quot;},{&quot;family&quot;:&quot;Kauffman&quot;,&quot;given&quot;:&quot;Matthew J.&quot;},{&quot;family&quot;:&quot;Varley&quot;,&quot;given&quot;:&quot;Nathan&quot;},{&quot;family&quot;:&quot;White&quot;,&quot;given&quot;:&quot;P. J.&quot;},{&quot;family&quot;:&quot;Smith&quot;,&quot;given&quot;:&quot;Douglas W.&quot;},{&quot;family&quot;:&quot;MacNulty&quot;,&quot;given&quot;:&quot;Daniel R.&quot;}],&quot;issued&quot;:{&quot;date-parts&quot;:[[&quot;2018&quot;]]}}}],&quot;schema&quot;:&quot;https://github.com/citation-style-language/schema/raw/master/csl-citation.json&quot;} RNDSHErPx2AgC"/><text:span text:style-name="T2">(Lank </text:span><text:span text:style-name="T7">et al.</text:span><text:span text:style-name="T2"> 2003; Ydenberg </text:span><text:span text:style-name="T7">et al.</text:span><text:span text:style-name="T2"> 2004; Kohl </text:span><text:span text:style-name="T7">et al.</text:span><text:span text:style-name="T2"> 2018)</text:span><text:reference-mark-end text:name="ZOTERO_ITEM CSL_CITATION {&quot;citationID&quot;:&quot;rgQwjlat&quot;,&quot;properties&quot;:{&quot;formattedCitation&quot;:&quot;(Lank {\\i{}et al.} 2003; Ydenberg {\\i{}et al.} 2004; Kohl {\\i{}et al.} 2018)&quot;,&quot;plainCitation&quot;:&quot;(Lank et al. 2003; Ydenberg et al. 2004; Kohl et al. 2018)&quot;,&quot;noteIndex&quot;:0},&quot;citationItems&quot;:[{&quot;id&quot;:1200,&quot;uris&quot;:[&quot;http://zotero.org/users/4724745/items/SW96FLTU&quot;],&quot;uri&quot;:[&quot;http://zotero.org/users/4724745/items/SW96FLTU&quot;],&quot;itemData&quot;:{&quot;id&quot;:1200,&quot;type&quot;:&quot;article-journal&quot;,&quot;title&quot;:&quot;Effects of predation danger on migration strategies of sandpipers&quot;,&quot;container-title&quot;:&quot;Oikos&quot;,&quot;page&quot;:&quot;303-319&quot;,&quot;volume&quot;:&quot;103&quot;,&quot;issue&quot;:&quot;2&quot;,&quot;source&quot;:&quot;Wiley Online Library&quot;,&quot;abstract&quot;:&quot;We examine the potential selective importance of predation danger on the evolution of migration strategies of arctic-breeding calidrid sandpipers. Adult calidrids truncate parental care for reasons not obviously related to levels of food abundance on the breeding areas or at migratory stopover sites, suggesting that a different trade-off occurs between providing additional care and adult survivorship. The southward migrations of adult western sandpipers precede those of migratory peregrine falcons by almost a month. By moving early and quickly, adults remain ahead of migrant falcons all the way to their non-breeding areas, where they rapidly moult flight feathers. They complete the moult just as falcons arrive in late September–October. By migrating early, they avoid exposure to falcons when they are unusually vulnerable, due to the requirements for fuelling migratory flight and of wing feather moult. Juvenile western sandpipers migrate south just as falcon numbers start to increase, but do not moult flight feathers in their first winter. Pacific dunlin use an alternative strategy of remaining and moulting in Alaska after falcons depart, and migrating to their overwintering sites after migrants have passed. East of the Rocky Mountains, the southbound migration of falcons begins 4–6 weeks later. Southbound semipalmated sandpipers make extended migratory stopovers, but their lengths of stay shorten prior to falcon migration to the sites in September. Predation danger also may affect the evolution of migration routes. Southbound western sandpipers fly directly from Alaska to southern British Columbia, in contrast to the multi-stage journey northward along the Alaska panhandle. We estimate that a direct flight would be more economical on northward migration, but may be avoided because it would expose sandpipers to higher mass-dependent predation danger from migratory falcons, which travel north with sandpipers. By contrast, few raptors are present in Alaska during preparation for the southward flight. A temporal and spatial window of safety may also permit semipalmated sandpipers to become extremely vulnerable while preparing for trans-Atlantic southward flights. Danger management may account for the these previously enigmatic features of calidrid migration strategies, and aspects of those of other birds.&quot;,&quot;DOI&quot;:&quot;10.1034/j.1600-0706.2003.12314.x&quot;,&quot;ISSN&quot;:&quot;1600-0706&quot;,&quot;language&quot;:&quot;en&quot;,&quot;author&quot;:[{&quot;family&quot;:&quot;Lank&quot;,&quot;given&quot;:&quot;David B.&quot;},{&quot;family&quot;:&quot;Butler&quot;,&quot;given&quot;:&quot;Robert W.&quot;},{&quot;family&quot;:&quot;Ireland&quot;,&quot;given&quot;:&quot;John&quot;},{&quot;family&quot;:&quot;Ydenberg&quot;,&quot;given&quot;:&quot;Ronald C.&quot;}],&quot;issued&quot;:{&quot;date-parts&quot;:[[&quot;2003&quot;]]}}},{&quot;id&quot;:901,&quot;uris&quot;:[&quot;http://zotero.org/users/4724745/items/QDV2APR6&quot;],&quot;uri&quot;:[&quot;http://zotero.org/users/4724745/items/QDV2APR6&quot;],&quot;itemData&quot;:{&quot;id&quot;:901,&quot;type&quot;:&quot;article-journal&quot;,&quot;title&quot;:&quot;Western sandpipers have altered migration tactics as peregrine falcon populations have recovered&quot;,&quot;container-title&quot;:&quot;Proceedings of the Royal Society of London. Series B: Biological Sciences&quot;,&quot;page&quot;:&quot;1263-1269&quot;,&quot;volume&quot;:&quot;271&quot;,&quot;issue&quot;:&quot;1545&quot;,&quot;source&quot;:&quot;royalsocietypublishing.org (Atypon)&quot;,&quot;abstract&quot;:&quot;The presence of top predators can affect prey behaviour, morphology and life history, and thereby can produce indirect population consequences greater and further reaching than direct depredation would have alone. Raptor species in the Americas are recovering since restrictions on the use of dichlorodiphenyltrichloroethane (DDT) and the implementation of conservation measures, in effect constituting a hemisphere–wide predator–reintroduction experiment, and profound effects on populations of their prey are to be expected. Here, we document changes in the behaviour of western sandpipers (Calidris mauri) at migratory stopover sites over two decades. Since 1985, migratory body mass and stopover durations of western sandpipers have fallen steadily at some stopovers in the Strait of Georgia, British Columbia. Comparisons between years, sites and seasons strongly implicate increasing danger from the recovery of peregrine falcons (Falco peregrinus) as a causal factor. A decade–long ongoing steep decline in sandpiper numbers censused on our study site is explained entirely by the shortening stopover duration, rather than fewer individuals using the site. Such behavioural changes are probably general among migratory shorebird species, and may be contributing to the widespread census declines reported in North America.&quot;,&quot;DOI&quot;:&quot;10.1098/rspb.2004.2713&quot;,&quot;journalAbbreviation&quot;:&quot;Proceedings of the Royal Society of London. Series B: Biological Sciences&quot;,&quot;author&quot;:[{&quot;family&quot;:&quot;Ydenberg&quot;,&quot;given&quot;:&quot;Ronald C.&quot;},{&quot;family&quot;:&quot;Butler&quot;,&quot;given&quot;:&quot;Robert W.&quot;},{&quot;family&quot;:&quot;Lank&quot;,&quot;given&quot;:&quot;David B.&quot;},{&quot;family&quot;:&quot;Smith&quot;,&quot;given&quot;:&quot;Barry D.&quot;},{&quot;family&quot;:&quot;Ireland&quot;,&quot;given&quot;:&quot;John&quot;}],&quot;issued&quot;:{&quot;date-parts&quot;:[[&quot;2004&quot;,6,22]]}}},{&quot;id&quot;:2377,&quot;uris&quot;:[&quot;http://zotero.org/users/4724745/items/7LTUJ8A2&quot;],&quot;uri&quot;:[&quot;http://zotero.org/users/4724745/items/7LTUJ8A2&quot;],&quot;itemData&quot;:{&quot;id&quot;:2377,&quot;type&quot;:&quot;article-journal&quot;,&quot;title&quot;:&quot;Diel predator activity drives a dynamic landscape of fear&quot;,&quot;container-title&quot;:&quot;Ecological Monographs&quot;,&quot;page&quot;:&quot;638-652&quot;,&quot;volume&quot;:&quot;88&quot;,&quot;issue&quot;:&quot;4&quot;,&quot;source&quot;:&quot;Wiley Online Library&quot;,&quot;abstract&quot;:&quot;A “landscape of fear” (LOF) is a map that describes continuous spatial variation in an animal's perception of predation risk. The relief on this map reflects, for example, places that an animal avoids to minimize risk. Although the LOF concept is a potentially unifying theme in ecology that is often invoked to explain the ecological and conservation significance of fear, little is known about the daily dynamics of an LOF. Despite theory and data to the contrary, investigators often assume, implicitly or explicitly, that an LOF is a static consequence of a predator's mere presence within an ecosystem. We tested the prediction that an LOF in a large-scale, free-living system is a highly dynamic map with “peaks” and “valleys” that alternate across the diel (24-h) cycle in response to daily lulls in predator activity. We did so with extensive data from the case study of Yellowstone elk (Cervus elaphus) and wolves (Canis lupus) that was the original basis for the LOF concept. We quantified the elk LOF, defined here as spatial allocation of time away from risky places and times, across nearly 1,000-km2 of northern Yellowstone National Park and found that it fluctuated with the crepuscular activity pattern of wolves, enabling elk to use risky places during wolf downtimes. This may help explain evidence that wolf predation risk has no effect on elk stress levels, body condition, pregnancy, or herbivory. The ability of free-living animals to adaptively allocate habitat use across periods of high and low predator activity within the diel cycle is an underappreciated aspect of animal behavior that helps explain why strong antipredator responses may trigger weak ecological effects, and why an LOF may have less conceptual and practical importance than direct killing.&quot;,&quot;DOI&quot;:&quot;10.1002/ecm.1313&quot;,&quot;ISSN&quot;:&quot;1557-7015&quot;,&quot;language&quot;:&quot;en&quot;,&quot;author&quot;:[{&quot;family&quot;:&quot;Kohl&quot;,&quot;given&quot;:&quot;Michel T.&quot;},{&quot;family&quot;:&quot;Stahler&quot;,&quot;given&quot;:&quot;Daniel R.&quot;},{&quot;family&quot;:&quot;Metz&quot;,&quot;given&quot;:&quot;Matthew C.&quot;},{&quot;family&quot;:&quot;Forester&quot;,&quot;given&quot;:&quot;James D.&quot;},{&quot;family&quot;:&quot;Kauffman&quot;,&quot;given&quot;:&quot;Matthew J.&quot;},{&quot;family&quot;:&quot;Varley&quot;,&quot;given&quot;:&quot;Nathan&quot;},{&quot;family&quot;:&quot;White&quot;,&quot;given&quot;:&quot;P. J.&quot;},{&quot;family&quot;:&quot;Smith&quot;,&quot;given&quot;:&quot;Douglas W.&quot;},{&quot;family&quot;:&quot;MacNulty&quot;,&quot;given&quot;:&quot;Daniel R.&quot;}],&quot;issued&quot;:{&quot;date-parts&quot;:[[&quot;2018&quot;]]}}}],&quot;schema&quot;:&quot;https://github.com/citation-style-language/schema/raw/master/csl-citation.json&quot;} RNDSHErPx2AgC"/>. <text:span text:style-name="T12">Optimality in avoidance at small spatio-temporal scales often takes the form reported by </text:span><text:reference-mark-start text:name="ZOTERO_ITEM CSL_CITATION {&quot;citationID&quot;:&quot;aj7cjqPT&quot;,&quot;properties&quot;:{&quot;formattedCitation&quot;:&quot;(Kohl {\\i{}et al.} 2018)&quot;,&quot;plainCitation&quot;:&quot;(Kohl et al. 2018)&quot;,&quot;noteIndex&quot;:0},&quot;citationItems&quot;:[{&quot;id&quot;:2377,&quot;uris&quot;:[&quot;http://zotero.org/users/4724745/items/7LTUJ8A2&quot;],&quot;uri&quot;:[&quot;http://zotero.org/users/4724745/items/7LTUJ8A2&quot;],&quot;itemData&quot;:{&quot;id&quot;:2377,&quot;type&quot;:&quot;article-journal&quot;,&quot;title&quot;:&quot;Diel predator activity drives a dynamic landscape of fear&quot;,&quot;container-title&quot;:&quot;Ecological Monographs&quot;,&quot;page&quot;:&quot;638-652&quot;,&quot;volume&quot;:&quot;88&quot;,&quot;issue&quot;:&quot;4&quot;,&quot;source&quot;:&quot;Wiley Online Library&quot;,&quot;abstract&quot;:&quot;A “landscape of fear” (LOF) is a map that describes continuous spatial variation in an animal's perception of predation risk. The relief on this map reflects, for example, places that an animal avoids to minimize risk. Although the LOF concept is a potentially unifying theme in ecology that is often invoked to explain the ecological and conservation significance of fear, little is known about the daily dynamics of an LOF. Despite theory and data to the contrary, investigators often assume, implicitly or explicitly, that an LOF is a static consequence of a predator's mere presence within an ecosystem. We tested the prediction that an LOF in a large-scale, free-living system is a highly dynamic map with “peaks” and “valleys” that alternate across the diel (24-h) cycle in response to daily lulls in predator activity. We did so with extensive data from the case study of Yellowstone elk (Cervus elaphus) and wolves (Canis lupus) that was the original basis for the LOF concept. We quantified the elk LOF, defined here as spatial allocation of time away from risky places and times, across nearly 1,000-km2 of northern Yellowstone National Park and found that it fluctuated with the crepuscular activity pattern of wolves, enabling elk to use risky places during wolf downtimes. This may help explain evidence that wolf predation risk has no effect on elk stress levels, body condition, pregnancy, or herbivory. The ability of free-living animals to adaptively allocate habitat use across periods of high and low predator activity within the diel cycle is an underappreciated aspect of animal behavior that helps explain why strong antipredator responses may trigger weak ecological effects, and why an LOF may have less conceptual and practical importance than direct killing.&quot;,&quot;DOI&quot;:&quot;10.1002/ecm.1313&quot;,&quot;ISSN&quot;:&quot;1557-7015&quot;,&quot;language&quot;:&quot;en&quot;,&quot;author&quot;:[{&quot;family&quot;:&quot;Kohl&quot;,&quot;given&quot;:&quot;Michel T.&quot;},{&quot;family&quot;:&quot;Stahler&quot;,&quot;given&quot;:&quot;Daniel R.&quot;},{&quot;family&quot;:&quot;Metz&quot;,&quot;given&quot;:&quot;Matthew C.&quot;},{&quot;family&quot;:&quot;Forester&quot;,&quot;given&quot;:&quot;James D.&quot;},{&quot;family&quot;:&quot;Kauffman&quot;,&quot;given&quot;:&quot;Matthew J.&quot;},{&quot;family&quot;:&quot;Varley&quot;,&quot;given&quot;:&quot;Nathan&quot;},{&quot;family&quot;:&quot;White&quot;,&quot;given&quot;:&quot;P. J.&quot;},{&quot;family&quot;:&quot;Smith&quot;,&quot;given&quot;:&quot;Douglas W.&quot;},{&quot;family&quot;:&quot;MacNulty&quot;,&quot;given&quot;:&quot;Daniel R.&quot;}],&quot;issued&quot;:{&quot;date-parts&quot;:[[&quot;2018&quot;]]}}}],&quot;schema&quot;:&quot;https://github.com/citation-style-language/schema/raw/master/csl-citation.json&quot;} RNDqZ3NEGQrS8"/><text:span text:style-name="T2">Kohl </text:span><text:span text:style-name="T7">et al.</text:span><text:span text:style-name="T2"> </text:span><text:span text:style-name="T6">(</text:span><text:span text:style-name="T2">2018</text:span><text:span text:style-name="T6">)</text:span><text:reference-mark-end text:name="ZOTERO_ITEM CSL_CITATION {&quot;citationID&quot;:&quot;aj7cjqPT&quot;,&quot;properties&quot;:{&quot;formattedCitation&quot;:&quot;(Kohl {\\i{}et al.} 2018)&quot;,&quot;plainCitation&quot;:&quot;(Kohl et al. 2018)&quot;,&quot;noteIndex&quot;:0},&quot;citationItems&quot;:[{&quot;id&quot;:2377,&quot;uris&quot;:[&quot;http://zotero.org/users/4724745/items/7LTUJ8A2&quot;],&quot;uri&quot;:[&quot;http://zotero.org/users/4724745/items/7LTUJ8A2&quot;],&quot;itemData&quot;:{&quot;id&quot;:2377,&quot;type&quot;:&quot;article-journal&quot;,&quot;title&quot;:&quot;Diel predator activity drives a dynamic landscape of fear&quot;,&quot;container-title&quot;:&quot;Ecological Monographs&quot;,&quot;page&quot;:&quot;638-652&quot;,&quot;volume&quot;:&quot;88&quot;,&quot;issue&quot;:&quot;4&quot;,&quot;source&quot;:&quot;Wiley Online Library&quot;,&quot;abstract&quot;:&quot;A “landscape of fear” (LOF) is a map that describes continuous spatial variation in an animal's perception of predation risk. The relief on this map reflects, for example, places that an animal avoids to minimize risk. Although the LOF concept is a potentially unifying theme in ecology that is often invoked to explain the ecological and conservation significance of fear, little is known about the daily dynamics of an LOF. Despite theory and data to the contrary, investigators often assume, implicitly or explicitly, that an LOF is a static consequence of a predator's mere presence within an ecosystem. We tested the prediction that an LOF in a large-scale, free-living system is a highly dynamic map with “peaks” and “valleys” that alternate across the diel (24-h) cycle in response to daily lulls in predator activity. We did so with extensive data from the case study of Yellowstone elk (Cervus elaphus) and wolves (Canis lupus) that was the original basis for the LOF concept. We quantified the elk LOF, defined here as spatial allocation of time away from risky places and times, across nearly 1,000-km2 of northern Yellowstone National Park and found that it fluctuated with the crepuscular activity pattern of wolves, enabling elk to use risky places during wolf downtimes. This may help explain evidence that wolf predation risk has no effect on elk stress levels, body condition, pregnancy, or herbivory. The ability of free-living animals to adaptively allocate habitat use across periods of high and low predator activity within the diel cycle is an underappreciated aspect of animal behavior that helps explain why strong antipredator responses may trigger weak ecological effects, and why an LOF may have less conceptual and practical importance than direct killing.&quot;,&quot;DOI&quot;:&quot;10.1002/ecm.1313&quot;,&quot;ISSN&quot;:&quot;1557-7015&quot;,&quot;language&quot;:&quot;en&quot;,&quot;author&quot;:[{&quot;family&quot;:&quot;Kohl&quot;,&quot;given&quot;:&quot;Michel T.&quot;},{&quot;family&quot;:&quot;Stahler&quot;,&quot;given&quot;:&quot;Daniel R.&quot;},{&quot;family&quot;:&quot;Metz&quot;,&quot;given&quot;:&quot;Matthew C.&quot;},{&quot;family&quot;:&quot;Forester&quot;,&quot;given&quot;:&quot;James D.&quot;},{&quot;family&quot;:&quot;Kauffman&quot;,&quot;given&quot;:&quot;Matthew J.&quot;},{&quot;family&quot;:&quot;Varley&quot;,&quot;given&quot;:&quot;Nathan&quot;},{&quot;family&quot;:&quot;White&quot;,&quot;given&quot;:&quot;P. J.&quot;},{&quot;family&quot;:&quot;Smith&quot;,&quot;given&quot;:&quot;Douglas W.&quot;},{&quot;family&quot;:&quot;MacNulty&quot;,&quot;given&quot;:&quot;Daniel R.&quot;}],&quot;issued&quot;:{&quot;date-parts&quot;:[[&quot;2018&quot;]]}}}],&quot;schema&quot;:&quot;https://github.com/citation-style-language/schema/raw/master/csl-citation.json&quot;} RNDqZ3NEGQrS8"/><text:span text:style-name="T12">: prey eschew areas heavily used by predators at times of day when predators are most active, yet have no qualms about the same areas when predators are largely inactive. However, the binding of behavioural traits into a syndrome could result in non-optimal avoidance behaviour. The nature and strength of this coupling could be tested by varying the level of predation risk to which individuals are exposed.</text:span></text:p>
      <text:h text:style-name="Heading_20_2" text:outline-level="2">About this project</text:h>
      <text:p text:style-name="P3">Here, we propose a collaborative project between the Hemelrijk and Weissing labs at GELIFES, and the Bijleveld lab at COS-NIOZ. This should help to better integrate theoretical understanding of micro-scale (Hemelrijk lab) and meso-scale (Weissing lab) <text:span text:style-name="T16">animal </text:span>movement with empirical data from a shorebird system (Bijleveld lab).</text:p>
      <text:p text:style-name="P4">The project aims </text:p>
      <text:p text:style-name="P2"/>
      <text:p text:style-name="P2"><text:span text:style-name="T3">One such system is that of red knots </text:span><text:span text:style-name="T8">Calidris canutus</text:span><text:span text:style-name="T10"> foraging in the non-breeding season (July – April) on the intertidal mudflats of the Dutch Wadden Sea</text:span>. <text:span text:style-name="T11">Knots show consistent individual differences in their exploratory behaviour </text:span><text:reference-mark-start text:name="ZOTERO_ITEM CSL_CITATION {&quot;citationID&quot;:&quot;ca1WpRYC&quot;,&quot;properties&quot;:{&quot;formattedCitation&quot;:&quot;(Bijleveld {\\i{}et al.} 2014; Mathot {\\i{}et al.} 2017)&quot;,&quot;plainCitation&quot;:&quot;(Bijleveld et al. 2014; Mathot et al. 2017)&quot;,&quot;noteIndex&quot;:0},&quot;citationItems&quot;:[{&quot;id&quot;:2251,&quot;uris&quot;:[&quot;http://zotero.org/users/4724745/items/AM4J69JD&quot;],&quot;uri&quot;:[&quot;http://zotero.org/users/4724745/items/AM4J69JD&quot;],&quot;itemData&quot;:{&quot;id&quot;:2251,&quot;type&quot;:&quot;article-journal&quot;,&quot;title&quot;:&quot;Personality drives physiological adjustments and is not related to survival&quot;,&quot;container-title&quot;:&quot;Proceedings of the Royal Society B: Biological Sciences&quot;,&quot;page&quot;:&quot;20133135&quot;,&quot;volume&quot;:&quot;281&quot;,&quot;issue&quot;:&quot;1783&quot;,&quot;source&quot;:&quot;royalsocietypublishing.org (Atypon)&quot;,&quot;abstract&quot;:&quot;The evolutionary function and maintenance of variation in animal personality is still under debate. Variation in the size of metabolic organs has recently been suggested to cause and maintain variation in personality. Here, we examine two main underlying notions: (i) that organ sizes vary consistently between individuals and cause consistent behavioural patterns, and (ii) that a more exploratory personality is associated with reduced survival. Exploratory behaviour of captive red knots (Calidris canutus, a migrant shorebird) was negatively rather than positively correlated with digestive organ (gizzard) mass, as well as with body mass. In an experiment, we reciprocally reduced and increased individual gizzard masses and found that exploration scores were unaffected. Whether or not these birds were resighted locally over the 19 months after release was negatively correlated with their exploration scores. Moreover, a long-term mark–recapture effort on free-living red knots with known gizzard masses at capture confirmed that local resighting probability (an inverse measure of exploratory behaviour) was correlated with gizzard mass without detrimental effects on survival. We conclude that personality drives physiological adjustments, rather than the other way around, and suggest that physiological adjustments mitigate the survival costs of exploratory behaviour. Our results show that we need to reconsider hypotheses explaining personality variation based on organ sizes and differential survival.&quot;,&quot;DOI&quot;:&quot;10.1098/rspb.2013.3135&quot;,&quot;journalAbbreviation&quot;:&quot;Proceedings of the Royal Society B: Biological Sciences&quot;,&quot;author&quot;:[{&quot;family&quot;:&quot;Bijleveld&quot;,&quot;given&quot;:&quot;Allert I.&quot;},{&quot;literal&quot;:&quot;Massourakis, Georgina&quot;},{&quot;literal&quot;:&quot;van der Marel, Annemarie&quot;},{&quot;literal&quot;:&quot;Dekinga, Anne&quot;},{&quot;literal&quot;:&quot;Spaans, Bernard&quot;},{&quot;literal&quot;:&quot;van Gils, Jan A.&quot;},{&quot;literal&quot;:&quot;Piersma, Theunis&quot;}],&quot;issued&quot;:{&quot;date-parts&quot;:[[&quot;2014&quot;,5,22]]}}},{&quot;id&quot;:572,&quot;uris&quot;:[&quot;http://zotero.org/users/4724745/items/MIUPVGKT&quot;],&quot;uri&quot;:[&quot;http://zotero.org/users/4724745/items/MIUPVGKT&quot;],&quot;itemData&quot;:{&quot;id&quot;:572,&quot;type&quot;:&quot;article-journal&quot;,&quot;title&quot;:&quot;An experimental test of state–behaviour feedbacks: gizzard mass and foraging behaviour in red knots&quot;,&quot;container-title&quot;:&quot;Functional Ecology&quot;,&quot;page&quot;:&quot;1111-1121&quot;,&quot;volume&quot;:&quot;31&quot;,&quot;issue&quot;:&quot;5&quot;,&quot;source&quot;:&quot;Wiley Online Library&quot;,&quot;abstract&quot;:&quot;Animals frequently exhibit consistent among-individual differences in behavioural and physiological traits that are inherently flexible. Why should individuals differ consistently in their expression of labile traits? Recently, positive feedbacks between state and behaviour have been proposed as a possible explanation for the maintenance of consistent among-individual differences in both state and behaviour. If state affects behaviour, and behaviour reciprocally affects state, then differences in either state or behaviour that arise among individuals even by chance could be maintained over extended periods of time. We tested for positive feedbacks experimentally using wild-caught red knots (Calidris canutus islandica). In the wild, knots exhibit consistent among-individual differences in digestive physiology (the mass of the muscular part of the stomach, the gizzard) and foraging behaviour (diet), two inherently labile traits. Experimentally manipulated diet quality had a large effect on gizzard mass. Experimentally manipulated gizzard mass reciprocally influenced total food eaten during ad libitum trials. The effect of gizzard mass on diet choice, though in the predicted direction, was not statistically significant. Individuals exhibited consistent differences in foraging behaviour of unknown origin independent of current gizzard mass, as well as large residual unexplained variance in foraging behaviour. These two sources of variation in foraging behaviour overruled the gizzard mass-dependent foraging behaviour and hence eroded the treatment-related differences in gizzard mass. We conclude that positive feedbacks between diet choice and gizzard mass play at best a limited role in maintaining among-individual variation in gizzard mass in red knots. Furthermore, we suggest that many models of state–behaviour feedbacks likely overestimate their potential importance in maintaining long-term among-individual variation in labile traits because most models of state–behaviour feedbacks fail to account for the effects of additional factors that may act to disrupt the feedback loops. The among-individual differences in diet choice observed during solitary foraging trials eroded the consistent among-individual differences in gizzard mass observed following periods of staple diet treatments in which knots foraged in social groups. Social foraging interactions may play an important role determining the expression of foraging behaviours such as intake rate that in turn influence gizzard mass. Further studies are needed to experimentally test the role of social interactions as a mechanism generating consistent among-individual differences in foraging behaviours and gizzard mass. A lay summary is available for this article.&quot;,&quot;DOI&quot;:&quot;10.1111/1365-2435.12827&quot;,&quot;ISSN&quot;:&quot;1365-2435&quot;,&quot;shortTitle&quot;:&quot;An experimental test of state–behaviour feedbacks&quot;,&quot;language&quot;:&quot;en&quot;,&quot;author&quot;:[{&quot;family&quot;:&quot;Mathot&quot;,&quot;given&quot;:&quot;Kimberley J.&quot;},{&quot;family&quot;:&quot;Dekinga&quot;,&quot;given&quot;:&quot;Anne&quot;},{&quot;family&quot;:&quot;Piersma&quot;,&quot;given&quot;:&quot;Theunis&quot;}],&quot;issued&quot;:{&quot;date-parts&quot;:[[&quot;2017&quot;,5,1]]}}}],&quot;schema&quot;:&quot;https://github.com/citation-style-language/schema/raw/master/csl-citation.json&quot;} RNDTltdxIzYv0"/><text:span text:style-name="T2">(Bijleveld </text:span><text:span text:style-name="T7">et al.</text:span><text:span text:style-name="T2"> 2014; Mathot </text:span><text:span text:style-name="T7">et al.</text:span><text:span text:style-name="T2"> 2017)</text:span><text:reference-mark-end text:name="ZOTERO_ITEM CSL_CITATION {&quot;citationID&quot;:&quot;ca1WpRYC&quot;,&quot;properties&quot;:{&quot;formattedCitation&quot;:&quot;(Bijleveld {\\i{}et al.} 2014; Mathot {\\i{}et al.} 2017)&quot;,&quot;plainCitation&quot;:&quot;(Bijleveld et al. 2014; Mathot et al. 2017)&quot;,&quot;noteIndex&quot;:0},&quot;citationItems&quot;:[{&quot;id&quot;:2251,&quot;uris&quot;:[&quot;http://zotero.org/users/4724745/items/AM4J69JD&quot;],&quot;uri&quot;:[&quot;http://zotero.org/users/4724745/items/AM4J69JD&quot;],&quot;itemData&quot;:{&quot;id&quot;:2251,&quot;type&quot;:&quot;article-journal&quot;,&quot;title&quot;:&quot;Personality drives physiological adjustments and is not related to survival&quot;,&quot;container-title&quot;:&quot;Proceedings of the Royal Society B: Biological Sciences&quot;,&quot;page&quot;:&quot;20133135&quot;,&quot;volume&quot;:&quot;281&quot;,&quot;issue&quot;:&quot;1783&quot;,&quot;source&quot;:&quot;royalsocietypublishing.org (Atypon)&quot;,&quot;abstract&quot;:&quot;The evolutionary function and maintenance of variation in animal personality is still under debate. Variation in the size of metabolic organs has recently been suggested to cause and maintain variation in personality. Here, we examine two main underlying notions: (i) that organ sizes vary consistently between individuals and cause consistent behavioural patterns, and (ii) that a more exploratory personality is associated with reduced survival. Exploratory behaviour of captive red knots (Calidris canutus, a migrant shorebird) was negatively rather than positively correlated with digestive organ (gizzard) mass, as well as with body mass. In an experiment, we reciprocally reduced and increased individual gizzard masses and found that exploration scores were unaffected. Whether or not these birds were resighted locally over the 19 months after release was negatively correlated with their exploration scores. Moreover, a long-term mark–recapture effort on free-living red knots with known gizzard masses at capture confirmed that local resighting probability (an inverse measure of exploratory behaviour) was correlated with gizzard mass without detrimental effects on survival. We conclude that personality drives physiological adjustments, rather than the other way around, and suggest that physiological adjustments mitigate the survival costs of exploratory behaviour. Our results show that we need to reconsider hypotheses explaining personality variation based on organ sizes and differential survival.&quot;,&quot;DOI&quot;:&quot;10.1098/rspb.2013.3135&quot;,&quot;journalAbbreviation&quot;:&quot;Proceedings of the Royal Society B: Biological Sciences&quot;,&quot;author&quot;:[{&quot;family&quot;:&quot;Bijleveld&quot;,&quot;given&quot;:&quot;Allert I.&quot;},{&quot;literal&quot;:&quot;Massourakis, Georgina&quot;},{&quot;literal&quot;:&quot;van der Marel, Annemarie&quot;},{&quot;literal&quot;:&quot;Dekinga, Anne&quot;},{&quot;literal&quot;:&quot;Spaans, Bernard&quot;},{&quot;literal&quot;:&quot;van Gils, Jan A.&quot;},{&quot;literal&quot;:&quot;Piersma, Theunis&quot;}],&quot;issued&quot;:{&quot;date-parts&quot;:[[&quot;2014&quot;,5,22]]}}},{&quot;id&quot;:572,&quot;uris&quot;:[&quot;http://zotero.org/users/4724745/items/MIUPVGKT&quot;],&quot;uri&quot;:[&quot;http://zotero.org/users/4724745/items/MIUPVGKT&quot;],&quot;itemData&quot;:{&quot;id&quot;:572,&quot;type&quot;:&quot;article-journal&quot;,&quot;title&quot;:&quot;An experimental test of state–behaviour feedbacks: gizzard mass and foraging behaviour in red knots&quot;,&quot;container-title&quot;:&quot;Functional Ecology&quot;,&quot;page&quot;:&quot;1111-1121&quot;,&quot;volume&quot;:&quot;31&quot;,&quot;issue&quot;:&quot;5&quot;,&quot;source&quot;:&quot;Wiley Online Library&quot;,&quot;abstract&quot;:&quot;Animals frequently exhibit consistent among-individual differences in behavioural and physiological traits that are inherently flexible. Why should individuals differ consistently in their expression of labile traits? Recently, positive feedbacks between state and behaviour have been proposed as a possible explanation for the maintenance of consistent among-individual differences in both state and behaviour. If state affects behaviour, and behaviour reciprocally affects state, then differences in either state or behaviour that arise among individuals even by chance could be maintained over extended periods of time. We tested for positive feedbacks experimentally using wild-caught red knots (Calidris canutus islandica). In the wild, knots exhibit consistent among-individual differences in digestive physiology (the mass of the muscular part of the stomach, the gizzard) and foraging behaviour (diet), two inherently labile traits. Experimentally manipulated diet quality had a large effect on gizzard mass. Experimentally manipulated gizzard mass reciprocally influenced total food eaten during ad libitum trials. The effect of gizzard mass on diet choice, though in the predicted direction, was not statistically significant. Individuals exhibited consistent differences in foraging behaviour of unknown origin independent of current gizzard mass, as well as large residual unexplained variance in foraging behaviour. These two sources of variation in foraging behaviour overruled the gizzard mass-dependent foraging behaviour and hence eroded the treatment-related differences in gizzard mass. We conclude that positive feedbacks between diet choice and gizzard mass play at best a limited role in maintaining among-individual variation in gizzard mass in red knots. Furthermore, we suggest that many models of state–behaviour feedbacks likely overestimate their potential importance in maintaining long-term among-individual variation in labile traits because most models of state–behaviour feedbacks fail to account for the effects of additional factors that may act to disrupt the feedback loops. The among-individual differences in diet choice observed during solitary foraging trials eroded the consistent among-individual differences in gizzard mass observed following periods of staple diet treatments in which knots foraged in social groups. Social foraging interactions may play an important role determining the expression of foraging behaviours such as intake rate that in turn influence gizzard mass. Further studies are needed to experimentally test the role of social interactions as a mechanism generating consistent among-individual differences in foraging behaviours and gizzard mass. A lay summary is available for this article.&quot;,&quot;DOI&quot;:&quot;10.1111/1365-2435.12827&quot;,&quot;ISSN&quot;:&quot;1365-2435&quot;,&quot;shortTitle&quot;:&quot;An experimental test of state–behaviour feedbacks&quot;,&quot;language&quot;:&quot;en&quot;,&quot;author&quot;:[{&quot;family&quot;:&quot;Mathot&quot;,&quot;given&quot;:&quot;Kimberley J.&quot;},{&quot;family&quot;:&quot;Dekinga&quot;,&quot;given&quot;:&quot;Anne&quot;},{&quot;family&quot;:&quot;Piersma&quot;,&quot;given&quot;:&quot;Theunis&quot;}],&quot;issued&quot;:{&quot;date-parts&quot;:[[&quot;2017&quot;,5,1]]}}}],&quot;schema&quot;:&quot;https://github.com/citation-style-language/schema/raw/master/csl-citation.json&quot;} RNDTltdxIzYv0"/><text:span text:style-name="T11">, as well as</text:span></text:p>
      <text:p text:style-name="P2"/>
      <text:h text:style-name="P8" text:outline-level="1"><text:soft-page-break/>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BM Plex Serif" svg:font-family="'IBM Plex Serif'" style:font-family-generic="roman"/>
    <style:font-face style:name="IBM Plex Sans" svg:font-family="'IBM Plex Sans'" style:font-family-generic="swiss" style:font-pitch="variable"/>
    <style:font-face style:name="IBM Plex Sans1" svg:font-family="'IBM Plex Sans'" style:font-adornments="Regular"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IBM Plex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IBM Plex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IBM Plex Serif" fo:font-family="'IBM Plex Serif'" style:font-family-generic="roman"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IBM Plex Serif" fo:font-family="'IBM Plex Serif'"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IBM Plex Serif" fo:font-family="'IBM Plex Serif'"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IBM Plex Serif" fo:font-family="'IBM Plex Serif'" style:font-family-generic="roman"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ender" style:family="paragraph" style:parent-style-name="Standard" style:class="extra">
      <style:paragraph-properties fo:margin-top="0in" fo:margin-bottom="0.0417in" loext:contextual-spacing="false" style:shadow="none" text:number-lines="false" text:line-number="0"/>
      <style:text-properties style:font-name="IBM Plex Sans1" fo:font-family="'IBM Plex Sans'"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5in" fo:margin-right="0in" fo:margin-top="0in" fo:margin-bottom="0.1665in" loext:contextual-spacing="false" style:line-height-at-least="0.3335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ne_20_numbering" style:display-name="Line numbering" style:family="text">
      <style:text-properties style:font-name="IBM Plex Sans1" fo:font-family="'IBM Plex Sans'" style:font-style-name="Regular" style:font-family-generic="swiss" style:font-pitch="variable" fo:font-size="7pt"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3937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atik gupte</meta:initial-creator>
    <meta:creation-date>2019-01-31T20:26:05.917868953</meta:creation-date>
    <dc:date>2019-02-01T16:38:34.041090088</dc:date>
    <dc:creator>pratik gupte</dc:creator>
    <meta:editing-duration>PT27M54S</meta:editing-duration>
    <meta:editing-cycles>8</meta:editing-cycles>
    <meta:generator>LibreOffice/6.0.7.3$Linux_X86_64 LibreOffice_project/00m0$Build-3</meta:generator>
    <meta:document-statistic meta:table-count="0" meta:image-count="0" meta:object-count="0" meta:page-count="2" meta:paragraph-count="10" meta:word-count="420" meta:character-count="2769" meta:non-whitespace-character-count="2357"/>
    <meta:user-defined meta:name="ZOTERO_PREF_1">&lt;data data-version="3" zotero-version="5.0.60"&gt;&lt;session id="6LrZZsqm"/&gt;&lt;style id="http://www.zotero.org/styles/frontiers-in-ecology-and-the-environment" hasBibliography="1" bibliographyStyleHasBeenSet="1"/&gt;&lt;prefs&gt;&lt;pref name="fieldType" value="ReferenceMar</meta:user-defined>
    <meta:user-defined meta:name="ZOTERO_PREF_2">k"/&gt;&lt;/prefs&gt;&lt;/data&gt;</meta:user-defined>
  </office:meta>
</office:document-meta>
</file>